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1.294cm"/>
    </style:style>
    <style:style style:name="Table5.C" style:family="table-column">
      <style:table-column-properties style:column-width="1.81cm"/>
    </style:style>
    <style:style style:name="Table5.D" style:family="table-column">
      <style:table-column-properties style:column-width="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1.294cm"/>
    </style:style>
    <style:style style:name="Table3.C" style:family="table-column">
      <style:table-column-properties style:column-width="1.81cm"/>
    </style:style>
    <style:style style:name="Table3.D" style:family="table-column">
      <style:table-column-properties style:column-width="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1.294cm"/>
    </style:style>
    <style:style style:name="Table2.C" style:family="table-column">
      <style:table-column-properties style:column-width="1.81cm"/>
    </style:style>
    <style:style style:name="Table2.D" style:family="table-column">
      <style:table-column-properties style:column-width="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294cm"/>
    </style:style>
    <style:style style:name="Table4.C" style:family="table-column">
      <style:table-column-properties style:column-width="1.81cm"/>
    </style:style>
    <style:style style:name="Table4.D" style:family="table-column">
      <style:table-column-properties style:column-width="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294cm"/>
    </style:style>
    <style:style style:name="Table6.C" style:family="table-column">
      <style:table-column-properties style:column-width="1.81cm"/>
    </style:style>
    <style:style style:name="Table6.D" style:family="table-column">
      <style:table-column-properties style:column-width="2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1.294cm"/>
    </style:style>
    <style:style style:name="Table7.C" style:family="table-column">
      <style:table-column-properties style:column-width="1.81cm"/>
    </style:style>
    <style:style style:name="Table7.D"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1.294cm"/>
    </style:style>
    <style:style style:name="Table8.C" style:family="table-column">
      <style:table-column-properties style:column-width="1.81cm"/>
    </style:style>
    <style:style style:name="Table8.D" style:family="table-column">
      <style:table-column-properties style:column-width="2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3" style:family="paragraph" style:parent-style-name="Table">
      <style:text-properties fo:font-style="normal" officeooo:rsid="000d39c5" officeooo:paragraph-rsid="000fab3f" style:font-style-asian="normal" style:font-style-complex="normal"/>
    </style:style>
    <style:style style:name="P4" style:family="paragraph" style:parent-style-name="Footer">
      <style:text-properties officeooo:paragraph-rsid="001bb8c8"/>
    </style:style>
    <style:style style:name="P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10" style:family="paragraph" style:parent-style-name="Table">
      <style:text-properties fo:font-style="normal" officeooo:rsid="000d39c5" officeooo:paragraph-rsid="000fab3f" style:font-style-asian="normal" style:font-style-complex="normal"/>
    </style:style>
    <style:style style:name="P11" style:family="paragraph" style:parent-style-name="Table">
      <style:text-properties fo:font-style="normal" officeooo:rsid="000d39c5" officeooo:paragraph-rsid="005894e1" style:font-style-asian="normal" style:font-style-complex="normal"/>
    </style:style>
    <style:style style:name="P12" style:family="paragraph" style:parent-style-name="Table">
      <style:text-properties fo:font-style="normal" officeooo:rsid="000d39c5" officeooo:paragraph-rsid="00810f75" style:font-style-asian="normal" style:font-style-complex="normal"/>
    </style:style>
    <style:style style:name="P13" style:family="paragraph" style:parent-style-name="Table">
      <style:text-properties fo:font-style="normal" officeooo:rsid="000d39c5" officeooo:paragraph-rsid="00481631" style:font-style-asian="normal" style:font-style-complex="normal"/>
    </style:style>
    <style:style style:name="P14" style:family="paragraph" style:parent-style-name="Table">
      <style:paragraph-properties fo:text-align="center" style:justify-single-word="false"/>
      <style:text-properties fo:font-style="normal" officeooo:rsid="000d39c5" officeooo:paragraph-rsid="000fab3f" style:font-style-asian="normal" style:font-style-complex="normal"/>
    </style:style>
    <style:style style:name="P15" style:family="paragraph" style:parent-style-name="Table">
      <style:paragraph-properties fo:text-align="center" style:justify-single-word="false"/>
      <style:text-properties fo:font-style="normal" officeooo:rsid="000d39c5" officeooo:paragraph-rsid="00112e16" style:font-style-asian="normal" style:font-style-complex="normal"/>
    </style:style>
    <style:style style:name="P16" style:family="paragraph" style:parent-style-name="Table">
      <style:paragraph-properties fo:text-align="center" style:justify-single-word="false"/>
      <style:text-properties fo:font-style="normal" officeooo:rsid="000d39c5" officeooo:paragraph-rsid="00481631" style:font-style-asian="normal" style:font-style-complex="normal"/>
    </style:style>
    <style:style style:name="P17" style:family="paragraph" style:parent-style-name="Table">
      <style:paragraph-properties fo:text-align="center" style:justify-single-word="false"/>
      <style:text-properties fo:font-style="normal" officeooo:rsid="000d39c5" officeooo:paragraph-rsid="003cdf20" style:font-style-asian="normal" style:font-style-complex="normal"/>
    </style:style>
    <style:style style:name="P18" style:family="paragraph" style:parent-style-name="Table">
      <style:text-properties fo:font-style="normal" officeooo:rsid="000d39c5" officeooo:paragraph-rsid="00112e16" style:font-style-asian="normal" style:font-style-complex="normal"/>
    </style:style>
    <style:style style:name="P19" style:family="paragraph" style:parent-style-name="Table">
      <style:text-properties fo:font-style="normal" officeooo:rsid="000d39c5" officeooo:paragraph-rsid="003cdf20" style:font-style-asian="normal" style:font-style-complex="normal"/>
    </style:style>
    <style:style style:name="P20" style:family="paragraph" style:parent-style-name="Table">
      <style:text-properties fo:font-style="normal" officeooo:rsid="00810f75" officeooo:paragraph-rsid="00810f75" style:font-style-asian="normal" style:font-style-complex="normal"/>
    </style:style>
    <style:style style:name="P21" style:family="paragraph" style:parent-style-name="Table">
      <style:paragraph-properties fo:text-align="center" style:justify-single-word="false"/>
      <style:text-properties fo:font-style="normal" officeooo:rsid="00810f75" officeooo:paragraph-rsid="00810f75" style:font-style-asian="normal" style:font-style-complex="normal"/>
    </style:style>
    <style:style style:name="P22" style:family="paragraph" style:parent-style-name="Table">
      <style:paragraph-properties fo:text-align="center" style:justify-single-word="false"/>
      <style:text-properties fo:font-style="normal" officeooo:rsid="003cdf20" officeooo:paragraph-rsid="003cdf20" style:font-style-asian="normal" style:font-style-complex="normal"/>
    </style:style>
    <style:style style:name="P23" style:family="paragraph" style:parent-style-name="Table">
      <style:text-properties fo:font-style="normal" officeooo:rsid="003cdf20" officeooo:paragraph-rsid="003cdf20" style:font-style-asian="normal" style:font-style-complex="normal"/>
    </style:style>
    <style:style style:name="P24" style:family="paragraph" style:parent-style-name="Table">
      <style:text-properties fo:font-style="normal" officeooo:rsid="000fab3f" officeooo:paragraph-rsid="000fab3f" style:font-style-asian="normal" style:font-style-complex="normal"/>
    </style:style>
    <style:style style:name="P25" style:family="paragraph" style:parent-style-name="Table">
      <style:text-properties fo:font-style="normal" officeooo:rsid="000fab3f" officeooo:paragraph-rsid="00112e16" style:font-style-asian="normal" style:font-style-complex="normal"/>
    </style:style>
    <style:style style:name="P26" style:family="paragraph" style:parent-style-name="Table">
      <style:text-properties fo:font-style="normal" officeooo:rsid="0011daef" officeooo:paragraph-rsid="0011daef" style:font-style-asian="normal" style:font-style-complex="normal"/>
    </style:style>
    <style:style style:name="P27" style:family="paragraph" style:parent-style-name="Table">
      <style:paragraph-properties fo:text-align="center" style:justify-single-word="false"/>
      <style:text-properties fo:font-style="normal" officeooo:rsid="0011daef" officeooo:paragraph-rsid="0011daef" style:font-style-asian="normal" style:font-style-complex="normal"/>
    </style:style>
    <style:style style:name="P28" style:family="paragraph" style:parent-style-name="Table">
      <style:text-properties fo:font-style="normal" officeooo:rsid="0012f4bd" officeooo:paragraph-rsid="0012f4bd" style:font-style-asian="normal" style:font-style-complex="normal"/>
    </style:style>
    <style:style style:name="P29" style:family="paragraph" style:parent-style-name="Table">
      <style:paragraph-properties fo:text-align="center" style:justify-single-word="false"/>
      <style:text-properties fo:font-style="normal" officeooo:rsid="0012f4bd" officeooo:paragraph-rsid="0012f4bd" style:font-style-asian="normal" style:font-style-complex="normal"/>
    </style:style>
    <style:style style:name="P30" style:family="paragraph" style:parent-style-name="Table">
      <style:text-properties fo:font-style="normal" officeooo:rsid="000de675" officeooo:paragraph-rsid="000fab3f" style:font-style-asian="normal" style:font-style-complex="normal"/>
    </style:style>
    <style:style style:name="P31" style:family="paragraph" style:parent-style-name="Table">
      <style:paragraph-properties fo:text-align="center" style:justify-single-word="false"/>
      <style:text-properties fo:font-style="normal" officeooo:rsid="000de675" officeooo:paragraph-rsid="000fab3f" style:font-style-asian="normal" style:font-style-complex="normal"/>
    </style:style>
    <style:style style:name="P32" style:family="paragraph" style:parent-style-name="Table">
      <style:paragraph-properties fo:text-align="center" style:justify-single-word="false"/>
      <style:text-properties fo:font-style="normal" officeooo:rsid="000de675" officeooo:paragraph-rsid="00112e16" style:font-style-asian="normal" style:font-style-complex="normal"/>
    </style:style>
    <style:style style:name="P33" style:family="paragraph" style:parent-style-name="Table">
      <style:paragraph-properties fo:text-align="center" style:justify-single-word="false"/>
      <style:text-properties fo:font-style="normal" officeooo:rsid="000de675" officeooo:paragraph-rsid="00481631" style:font-style-asian="normal" style:font-style-complex="normal"/>
    </style:style>
    <style:style style:name="P34" style:family="paragraph" style:parent-style-name="Table">
      <style:paragraph-properties fo:text-align="center" style:justify-single-word="false"/>
      <style:text-properties fo:font-style="normal" officeooo:rsid="000de675" officeooo:paragraph-rsid="003cdf20" style:font-style-asian="normal" style:font-style-complex="normal"/>
    </style:style>
    <style:style style:name="P35" style:family="paragraph" style:parent-style-name="Table">
      <style:text-properties fo:font-style="normal" officeooo:rsid="000de675" officeooo:paragraph-rsid="00112e16" style:font-style-asian="normal" style:font-style-complex="normal"/>
    </style:style>
    <style:style style:name="P36" style:family="paragraph" style:parent-style-name="Table">
      <style:text-properties fo:font-style="normal" officeooo:rsid="000de675" officeooo:paragraph-rsid="00481631" style:font-style-asian="normal" style:font-style-complex="normal"/>
    </style:style>
    <style:style style:name="P37" style:family="paragraph" style:parent-style-name="Table">
      <style:text-properties fo:font-style="normal" officeooo:rsid="000de675" officeooo:paragraph-rsid="003cdf20" style:font-style-asian="normal" style:font-style-complex="normal"/>
    </style:style>
    <style:style style:name="P38" style:family="paragraph" style:parent-style-name="Table">
      <style:text-properties fo:font-style="normal" officeooo:rsid="00112e16" officeooo:paragraph-rsid="00112e16" style:font-style-asian="normal" style:font-style-complex="normal"/>
    </style:style>
    <style:style style:name="P39" style:family="paragraph" style:parent-style-name="Table">
      <style:text-properties fo:font-style="normal" officeooo:rsid="006acd08" officeooo:paragraph-rsid="006acd08" style:font-style-asian="normal" style:font-style-complex="normal"/>
    </style:style>
    <style:style style:name="P40" style:family="paragraph" style:parent-style-name="Table">
      <style:text-properties fo:font-style="normal" officeooo:rsid="0082520b" officeooo:paragraph-rsid="0082520b" style:font-style-asian="normal" style:font-style-complex="normal"/>
    </style:style>
    <style:style style:name="P41" style:family="paragraph" style:parent-style-name="Table">
      <style:paragraph-properties fo:text-align="center" style:justify-single-word="false"/>
      <style:text-properties fo:font-style="normal" officeooo:rsid="0082520b" officeooo:paragraph-rsid="0082520b" style:font-style-asian="normal" style:font-style-complex="normal"/>
    </style:style>
    <style:style style:name="P42" style:family="paragraph" style:parent-style-name="Table">
      <style:text-properties fo:font-style="normal" officeooo:rsid="00874cfe" officeooo:paragraph-rsid="0082520b" style:font-style-asian="normal" style:font-style-complex="normal"/>
    </style:style>
    <style:style style:name="P43" style:family="paragraph" style:parent-style-name="Table">
      <style:text-properties fo:font-style="normal" officeooo:rsid="008d1672" officeooo:paragraph-rsid="008d1672" style:font-style-asian="normal" style:font-style-complex="normal"/>
    </style:style>
    <style:style style:name="P44" style:family="paragraph" style:parent-style-name="Table">
      <style:paragraph-properties fo:text-align="center" style:justify-single-word="false"/>
      <style:text-properties fo:font-style="normal" officeooo:rsid="008d1672" officeooo:paragraph-rsid="008d1672" style:font-style-asian="normal" style:font-style-complex="normal"/>
    </style:style>
    <style:style style:name="P45" style:family="paragraph" style:parent-style-name="Table">
      <style:text-properties fo:font-style="normal" officeooo:rsid="008e4e57" officeooo:paragraph-rsid="008e4e57" style:font-style-asian="normal" style:font-style-complex="normal"/>
    </style:style>
    <style:style style:name="P46" style:family="paragraph" style:parent-style-name="Table">
      <style:paragraph-properties fo:text-align="center" style:justify-single-word="false"/>
      <style:text-properties fo:font-style="normal" officeooo:rsid="008e4e57" officeooo:paragraph-rsid="008e4e57" style:font-style-asian="normal" style:font-style-complex="normal"/>
    </style:style>
    <style:style style:name="P47" style:family="paragraph" style:parent-style-name="Table">
      <style:paragraph-properties fo:text-align="center" style:justify-single-word="false"/>
      <style:text-properties fo:font-style="normal" officeooo:rsid="00967b19" officeooo:paragraph-rsid="00967b19" style:font-style-asian="normal" style:font-style-complex="normal"/>
    </style:style>
    <style:style style:name="P48" style:family="paragraph" style:parent-style-name="Table">
      <style:text-properties fo:font-style="normal" officeooo:rsid="00967b19" officeooo:paragraph-rsid="00967b19" style:font-style-asian="normal" style:font-style-complex="normal"/>
    </style:style>
    <style:style style:name="P49" style:family="paragraph" style:parent-style-name="Table">
      <style:text-properties fo:font-style="normal" officeooo:rsid="00977688" officeooo:paragraph-rsid="00967b19" style:font-style-asian="normal" style:font-style-complex="normal"/>
    </style:style>
    <style:style style:name="P50" style:family="paragraph" style:parent-style-name="Table">
      <style:text-properties fo:font-style="normal" officeooo:rsid="00977688" officeooo:paragraph-rsid="00977688" style:font-style-asian="normal" style:font-style-complex="normal"/>
    </style:style>
    <style:style style:name="P51" style:family="paragraph" style:parent-style-name="Table">
      <style:paragraph-properties fo:text-align="center" style:justify-single-word="false"/>
      <style:text-properties fo:font-style="normal" officeooo:rsid="00977688" officeooo:paragraph-rsid="00977688" style:font-style-asian="normal" style:font-style-complex="normal"/>
    </style:style>
    <style:style style:name="P52" style:family="paragraph" style:parent-style-name="Table">
      <style:text-properties fo:font-style="normal" officeooo:rsid="0098294f" officeooo:paragraph-rsid="0098294f" style:font-style-asian="normal" style:font-style-complex="normal"/>
    </style:style>
    <style:style style:name="P53" style:family="paragraph" style:parent-style-name="Table">
      <style:paragraph-properties fo:text-align="center" style:justify-single-word="false"/>
      <style:text-properties fo:font-style="normal" officeooo:rsid="0098294f" officeooo:paragraph-rsid="0098294f" style:font-style-asian="normal" style:font-style-complex="normal"/>
    </style:style>
    <style:style style:name="P54" style:family="paragraph" style:parent-style-name="Table">
      <style:text-properties fo:font-style="normal" officeooo:rsid="0098309b" officeooo:paragraph-rsid="0098309b" style:font-style-asian="normal" style:font-style-complex="normal"/>
    </style:style>
    <style:style style:name="P55" style:family="paragraph" style:parent-style-name="Table">
      <style:paragraph-properties fo:text-align="center" style:justify-single-word="false"/>
      <style:text-properties fo:font-style="normal" officeooo:rsid="0098309b" officeooo:paragraph-rsid="0098309b" style:font-style-asian="normal" style:font-style-complex="normal"/>
    </style:style>
    <style:style style:name="P56" style:family="paragraph" style:parent-style-name="Table">
      <style:paragraph-properties fo:text-align="center" style:justify-single-word="false"/>
      <style:text-properties officeooo:rsid="000d39c5" officeooo:paragraph-rsid="000fab3f"/>
    </style:style>
    <style:style style:name="P57" style:family="paragraph" style:parent-style-name="Table">
      <style:paragraph-properties fo:text-align="center" style:justify-single-word="false"/>
      <style:text-properties officeooo:rsid="000d39c5" officeooo:paragraph-rsid="00112e16"/>
    </style:style>
    <style:style style:name="P58" style:family="paragraph" style:parent-style-name="Table">
      <style:paragraph-properties fo:text-align="center" style:justify-single-word="false"/>
      <style:text-properties officeooo:rsid="000d39c5" officeooo:paragraph-rsid="0011daef"/>
    </style:style>
    <style:style style:name="P59" style:family="paragraph" style:parent-style-name="Table">
      <style:paragraph-properties fo:text-align="center" style:justify-single-word="false"/>
      <style:text-properties officeooo:rsid="000d39c5" officeooo:paragraph-rsid="00481631"/>
    </style:style>
    <style:style style:name="P60" style:family="paragraph" style:parent-style-name="Table">
      <style:paragraph-properties fo:text-align="center" style:justify-single-word="false"/>
      <style:text-properties officeooo:rsid="000d39c5" officeooo:paragraph-rsid="003cdf20"/>
    </style:style>
    <style:style style:name="P61" style:family="paragraph" style:parent-style-name="Table">
      <style:paragraph-properties fo:text-align="center" style:justify-single-word="false"/>
      <style:text-properties officeooo:rsid="000d39c5" officeooo:paragraph-rsid="008559f5"/>
    </style:style>
    <style:style style:name="P62" style:family="paragraph" style:parent-style-name="Table">
      <style:text-properties officeooo:rsid="000d39c5" officeooo:paragraph-rsid="000fab3f"/>
    </style:style>
    <style:style style:name="P63" style:family="paragraph" style:parent-style-name="Table">
      <style:text-properties officeooo:rsid="000d39c5" officeooo:paragraph-rsid="00112e16"/>
    </style:style>
    <style:style style:name="P64" style:family="paragraph" style:parent-style-name="Table">
      <style:text-properties officeooo:rsid="000d39c5" officeooo:paragraph-rsid="0011daef"/>
    </style:style>
    <style:style style:name="P65" style:family="paragraph" style:parent-style-name="Table">
      <style:text-properties officeooo:rsid="000d39c5" officeooo:paragraph-rsid="00481631"/>
    </style:style>
    <style:style style:name="P66" style:family="paragraph" style:parent-style-name="Table">
      <style:text-properties officeooo:rsid="000d39c5" officeooo:paragraph-rsid="003cdf20"/>
    </style:style>
    <style:style style:name="P67" style:family="paragraph" style:parent-style-name="Table">
      <style:text-properties officeooo:rsid="000d39c5" officeooo:paragraph-rsid="008559f5"/>
    </style:style>
    <style:style style:name="P68" style:family="paragraph" style:parent-style-name="Table">
      <style:paragraph-properties fo:text-align="center" style:justify-single-word="false"/>
      <style:text-properties officeooo:rsid="001ab970" officeooo:paragraph-rsid="008559f5"/>
    </style:style>
    <style:style style:name="P69" style:family="paragraph" style:parent-style-name="Table_20_Text">
      <style:paragraph-properties fo:text-align="center" style:justify-single-word="false"/>
      <style:text-properties officeooo:rsid="0088f6d8"/>
    </style:style>
    <style:style style:name="P70" style:family="paragraph" style:parent-style-name="Table_20_Text">
      <style:paragraph-properties fo:text-align="center" style:justify-single-word="false"/>
      <style:text-properties officeooo:rsid="0088f6d8" officeooo:paragraph-rsid="0088f6d8"/>
    </style:style>
    <style:style style:name="P71" style:family="paragraph" style:parent-style-name="Table_20_Text">
      <style:text-properties officeooo:rsid="0088f6d8" officeooo:paragraph-rsid="0088f6d8"/>
    </style:style>
    <style:style style:name="P72" style:family="paragraph" style:parent-style-name="Table_20_Text">
      <style:paragraph-properties fo:text-align="center" style:justify-single-word="false"/>
    </style:style>
    <style:style style:name="P73" style:family="paragraph" style:parent-style-name="Table_20_Text">
      <style:text-properties officeooo:rsid="008559f5" officeooo:paragraph-rsid="008559f5"/>
    </style:style>
    <style:style style:name="P74" style:family="paragraph" style:parent-style-name="Table_20_Text">
      <style:paragraph-properties fo:text-align="center" style:justify-single-word="false"/>
      <style:text-properties officeooo:rsid="008559f5" officeooo:paragraph-rsid="008559f5"/>
    </style:style>
    <style:style style:name="P75" style:family="paragraph" style:parent-style-name="Table_20_Text">
      <style:paragraph-properties fo:text-align="center" style:justify-single-word="false"/>
      <style:text-properties officeooo:rsid="008a9835" officeooo:paragraph-rsid="008a9835"/>
    </style:style>
    <style:style style:name="P76" style:family="paragraph" style:parent-style-name="Table_20_Text">
      <style:text-properties officeooo:rsid="008a9835" officeooo:paragraph-rsid="008a9835"/>
    </style:style>
    <style:style style:name="P77" style:family="paragraph" style:parent-style-name="Text_20_body">
      <style:text-properties officeooo:rsid="0073f64b" officeooo:paragraph-rsid="008559f5"/>
    </style:style>
    <style:style style:name="P78" style:family="paragraph" style:parent-style-name="Text_20_body">
      <style:text-properties officeooo:rsid="0073f64b" officeooo:paragraph-rsid="0073f64b"/>
    </style:style>
    <style:style style:name="P79" style:family="paragraph" style:parent-style-name="Text_20_body">
      <style:text-properties officeooo:rsid="000d39c5" officeooo:paragraph-rsid="00790f27"/>
    </style:style>
    <style:style style:name="P80" style:family="paragraph" style:parent-style-name="Text_20_body">
      <style:text-properties officeooo:rsid="000b6d09" officeooo:paragraph-rsid="000b6d09"/>
    </style:style>
    <style:style style:name="P81" style:family="paragraph" style:parent-style-name="Text_20_body">
      <style:text-properties officeooo:rsid="000b6d09" officeooo:paragraph-rsid="000fab3f"/>
    </style:style>
    <style:style style:name="P82" style:family="paragraph" style:parent-style-name="Text_20_body">
      <style:text-properties officeooo:rsid="000b6d09" officeooo:paragraph-rsid="00112e16"/>
    </style:style>
    <style:style style:name="P83" style:family="paragraph" style:parent-style-name="Text_20_body">
      <style:text-properties officeooo:rsid="000b6d09" officeooo:paragraph-rsid="0011daef"/>
    </style:style>
    <style:style style:name="P84" style:family="paragraph" style:parent-style-name="Text_20_body">
      <style:text-properties officeooo:rsid="000b6d09" officeooo:paragraph-rsid="00481631"/>
    </style:style>
    <style:style style:name="P85" style:family="paragraph" style:parent-style-name="Text_20_body">
      <style:text-properties officeooo:rsid="0011daef" officeooo:paragraph-rsid="0011daef"/>
    </style:style>
    <style:style style:name="P86" style:family="paragraph" style:parent-style-name="Text_20_body">
      <style:text-properties officeooo:rsid="002ca74a" officeooo:paragraph-rsid="002ca74a"/>
    </style:style>
    <style:style style:name="P87" style:family="paragraph" style:parent-style-name="Text_20_body">
      <style:text-properties officeooo:rsid="008559f5" officeooo:paragraph-rsid="008559f5"/>
    </style:style>
    <style:style style:name="P88" style:family="paragraph" style:parent-style-name="Text_20_body">
      <style:text-properties officeooo:rsid="008e4e57" officeooo:paragraph-rsid="008e4e57"/>
    </style:style>
    <style:style style:name="P89" style:family="paragraph" style:parent-style-name="Note">
      <style:text-properties officeooo:rsid="008559f5" officeooo:paragraph-rsid="00922e6d"/>
    </style:style>
    <style:style style:name="P90" style:family="paragraph" style:parent-style-name="Note">
      <style:text-properties officeooo:rsid="008559f5" officeooo:paragraph-rsid="008559f5"/>
    </style:style>
    <style:style style:name="P91" style:family="paragraph" style:parent-style-name="Note">
      <loext:graphic-properties draw:fill="none" draw:fill-color="#729fcf"/>
      <style:paragraph-properties fo:background-color="transparent"/>
      <style:text-properties officeooo:rsid="000fab3f"/>
    </style:style>
    <style:style style:name="P92" style:family="paragraph" style:parent-style-name="Req_20_No">
      <style:text-properties officeooo:rsid="00810f75" officeooo:paragraph-rsid="00810f75"/>
    </style:style>
    <style:style style:name="P93" style:family="paragraph" style:parent-style-name="Req_20_No">
      <style:text-properties officeooo:rsid="003cdf20" officeooo:paragraph-rsid="003cdf20"/>
    </style:style>
    <style:style style:name="P94" style:family="paragraph" style:parent-style-name="Req_20_No">
      <style:text-properties officeooo:paragraph-rsid="00481631"/>
    </style:style>
    <style:style style:name="P95" style:family="paragraph" style:parent-style-name="Req_20_No">
      <style:text-properties officeooo:rsid="006acd08" officeooo:paragraph-rsid="006acd08"/>
    </style:style>
    <style:style style:name="P96" style:family="paragraph" style:parent-style-name="Req_20_No">
      <style:text-properties officeooo:paragraph-rsid="003cdf20"/>
    </style:style>
    <style:style style:name="P97" style:family="paragraph" style:parent-style-name="Req_20_No">
      <style:text-properties officeooo:rsid="0082520b" officeooo:paragraph-rsid="0082520b"/>
    </style:style>
    <style:style style:name="P98" style:family="paragraph" style:parent-style-name="Req_20_No">
      <style:text-properties officeooo:rsid="008d1672" officeooo:paragraph-rsid="008d1672"/>
    </style:style>
    <style:style style:name="P99" style:family="paragraph" style:parent-style-name="Req_20_No">
      <style:text-properties officeooo:rsid="008e4e57" officeooo:paragraph-rsid="008e4e57"/>
    </style:style>
    <style:style style:name="P100" style:family="paragraph" style:parent-style-name="Req_20_No">
      <style:text-properties officeooo:rsid="00967b19" officeooo:paragraph-rsid="00967b19"/>
    </style:style>
    <style:style style:name="P101" style:family="paragraph" style:parent-style-name="Req_20_No">
      <style:text-properties officeooo:rsid="00977688" officeooo:paragraph-rsid="00977688"/>
    </style:style>
    <style:style style:name="P102" style:family="paragraph" style:parent-style-name="Req_20_No">
      <style:text-properties officeooo:rsid="0098294f" officeooo:paragraph-rsid="0098294f"/>
    </style:style>
    <style:style style:name="P103" style:family="paragraph" style:parent-style-name="Req_20_No">
      <style:text-properties officeooo:rsid="0098309b" officeooo:paragraph-rsid="0098309b"/>
    </style:style>
    <style:style style:name="P104" style:family="paragraph" style:parent-style-name="Standard">
      <style:text-properties officeooo:paragraph-rsid="00112e16"/>
    </style:style>
    <style:style style:name="P105" style:family="paragraph" style:parent-style-name="Standard">
      <style:text-properties officeooo:paragraph-rsid="003cdf20"/>
    </style:style>
    <style:style style:name="P106" style:family="paragraph" style:parent-style-name="Standard">
      <style:text-properties officeooo:rsid="0011daef" officeooo:paragraph-rsid="0011daef"/>
    </style:style>
    <style:style style:name="P107" style:family="paragraph" style:parent-style-name="Table_20_Heading">
      <style:text-properties officeooo:paragraph-rsid="00481631"/>
    </style:style>
    <style:style style:name="P108" style:family="paragraph" style:parent-style-name="Text_20_body">
      <style:paragraph-properties fo:margin-left="1.251cm" fo:margin-right="0cm" fo:text-indent="0cm" style:auto-text-indent="false"/>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Table_20_index_20_1">
      <style:paragraph-properties>
        <style:tab-stops>
          <style:tab-stop style:position="17cm" style:type="right" style:leader-style="dotted" style:leader-text="."/>
        </style:tab-stops>
      </style:paragraph-properties>
    </style:style>
    <style:style style:name="P113"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115"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6" style:family="paragraph" style:parent-style-name="Text_20_body" style:list-style-name="WWNum2"/>
    <style:style style:name="P117" style:family="paragraph" style:parent-style-name="Text_20_body" style:list-style-name="L1"/>
    <style:style style:name="P118" style:family="paragraph" style:parent-style-name="Text_20_body" style:list-style-name="L1">
      <style:text-properties officeooo:paragraph-rsid="0073f64b"/>
    </style:style>
    <style:style style:name="P119" style:family="paragraph" style:parent-style-name="Text_20_body" style:list-style-name="L1">
      <style:text-properties officeooo:rsid="0088f6d8" officeooo:paragraph-rsid="0088f6d8"/>
    </style:style>
    <style:style style:name="P120" style:family="paragraph" style:parent-style-name="Text_20_body" style:list-style-name="L2"/>
    <style:style style:name="P121" style:family="paragraph" style:parent-style-name="Text_20_body" style:list-style-name="L2">
      <style:text-properties officeooo:paragraph-rsid="0073f64b"/>
    </style:style>
    <style:style style:name="P122" style:family="paragraph" style:parent-style-name="Text_20_body" style:list-style-name="L3">
      <style:text-properties officeooo:rsid="0011daef" officeooo:paragraph-rsid="0011daef"/>
    </style:style>
    <style:style style:name="P123" style:family="paragraph" style:parent-style-name="Heading_20_2">
      <style:text-properties officeooo:rsid="008559f5" officeooo:paragraph-rsid="008559f5"/>
    </style:style>
    <style:style style:name="P124" style:family="paragraph" style:parent-style-name="Heading_20_2" style:list-style-name=""/>
    <style:style style:name="P125" style:family="paragraph" style:parent-style-name="Heading_20_2">
      <style:text-properties officeooo:rsid="00790f27" officeooo:paragraph-rsid="00790f27"/>
    </style:style>
    <style:style style:name="P126" style:family="paragraph" style:parent-style-name="Heading_20_2" style:list-style-name="">
      <style:text-properties officeooo:rsid="004627ea" officeooo:paragraph-rsid="00481631"/>
    </style:style>
    <style:style style:name="P127" style:family="paragraph" style:parent-style-name="Heading_20_2">
      <style:text-properties officeooo:rsid="000fab3f" officeooo:paragraph-rsid="00481631"/>
    </style:style>
    <style:style style:name="P128" style:family="paragraph" style:parent-style-name="Heading_20_2">
      <style:text-properties officeooo:rsid="000fab3f" officeooo:paragraph-rsid="000fab3f"/>
    </style:style>
    <style:style style:name="P129" style:family="paragraph" style:parent-style-name="Heading_20_2">
      <style:paragraph-properties fo:break-before="page"/>
    </style:style>
    <style:style style:name="P130" style:family="paragraph" style:parent-style-name="Heading_20_2">
      <style:paragraph-properties fo:break-before="page"/>
      <style:text-properties officeooo:rsid="004627ea" officeooo:paragraph-rsid="00481631"/>
    </style:style>
    <style:style style:name="P131" style:family="paragraph" style:parent-style-name="Heading_20_2">
      <style:paragraph-properties fo:break-before="page"/>
      <style:text-properties officeooo:paragraph-rsid="005a6e81"/>
    </style:style>
    <style:style style:name="P132" style:family="paragraph" style:parent-style-name="Heading_20_2" style:list-style-name="" style:master-page-name="">
      <style:paragraph-properties style:page-number="auto" fo:break-before="auto" fo:break-after="auto"/>
      <style:text-properties officeooo:paragraph-rsid="005a6e81"/>
    </style:style>
    <style:style style:name="P133" style:family="paragraph" style:parent-style-name="Heading_20_2" style:master-page-name="">
      <style:paragraph-properties style:page-number="auto" fo:break-before="auto" fo:break-after="auto"/>
      <style:text-properties officeooo:rsid="0011daef" officeooo:paragraph-rsid="0011daef"/>
    </style:style>
    <style:style style:name="P134" style:family="paragraph" style:parent-style-name="Heading_20_2" style:master-page-name="Standard">
      <style:paragraph-properties style:page-number="auto"/>
      <style:text-properties officeooo:rsid="000fab3f" officeooo:paragraph-rsid="0012f4bd"/>
    </style:style>
    <style:style style:name="P135" style:family="paragraph" style:parent-style-name="Heading_20_1" style:list-style-name="">
      <style:text-properties officeooo:rsid="0073f64b" officeooo:paragraph-rsid="0073f64b"/>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073f64b" officeooo:paragraph-rsid="0073f64b"/>
    </style:style>
    <style:style style:name="P138" style:family="paragraph" style:parent-style-name="Heading_20_1">
      <style:paragraph-properties fo:break-before="page"/>
      <style:text-properties officeooo:rsid="0011daef" officeooo:paragraph-rsid="0011daef"/>
    </style:style>
    <style:style style:name="P139" style:family="paragraph" style:parent-style-name="Heading_20_1" style:list-style-name="" style:master-page-name="">
      <style:paragraph-properties style:page-number="auto" fo:break-before="auto" fo:break-after="auto"/>
      <style:text-properties officeooo:rsid="0011daef" officeooo:paragraph-rsid="0011daef"/>
    </style:style>
    <style:style style:name="P140" style:family="paragraph" style:parent-style-name="Table">
      <style:text-properties fo:font-style="normal" officeooo:rsid="000d39c5" officeooo:paragraph-rsid="000fab3f" style:font-style-asian="normal" style:font-style-complex="normal"/>
    </style:style>
    <style:style style:name="T1" style:family="text">
      <style:text-properties officeooo:rsid="006c7d10"/>
    </style:style>
    <style:style style:name="T2" style:family="text">
      <style:text-properties officeooo:rsid="0088f6d8"/>
    </style:style>
    <style:style style:name="T3" style:family="text">
      <style:text-properties officeooo:rsid="000fab3f"/>
    </style:style>
    <style:style style:name="T4" style:family="text">
      <style:text-properties fo:font-size="10pt" style:font-size-asian="10pt" style:font-size-complex="10pt"/>
    </style:style>
    <style:style style:name="T5" style:family="text">
      <style:text-properties fo:font-size="10pt" officeooo:rsid="00391a03" style:font-size-asian="10pt" style:font-size-complex="10pt"/>
    </style:style>
    <style:style style:name="T6" style:family="text">
      <style:text-properties officeooo:rsid="006c7d10"/>
    </style:style>
    <style:style style:name="T7" style:family="text">
      <style:text-properties officeooo:rsid="0088f6d8"/>
    </style:style>
    <style:style style:name="T8" style:family="text">
      <style:text-properties officeooo:rsid="000fab3f"/>
    </style:style>
    <style:style style:name="T9" style:family="text">
      <style:text-properties officeooo:rsid="008559f5"/>
    </style:style>
    <style:style style:name="T10" style:family="text">
      <style:text-properties style:text-position="super 58%"/>
    </style:style>
    <style:style style:name="T11" style:family="text">
      <style:text-properties style:text-position="super 58%" officeooo:rsid="0088f6d8"/>
    </style:style>
    <style:style style:name="T12" style:family="text">
      <style:text-properties officeooo:rsid="00321ebd"/>
    </style:style>
    <style:style style:name="T13" style:family="text">
      <style:text-properties officeooo:rsid="000d39c5"/>
    </style:style>
    <style:style style:name="T14" style:family="text">
      <style:text-properties officeooo:rsid="004627ea"/>
    </style:style>
    <style:style style:name="T15" style:family="text">
      <style:text-properties officeooo:rsid="00391a03"/>
    </style:style>
    <style:style style:name="T16" style:family="text">
      <style:text-properties officeooo:rsid="00340d3a"/>
    </style:style>
    <style:style style:name="T17" style:family="text">
      <style:text-properties officeooo:rsid="0031e064"/>
    </style:style>
    <style:style style:name="T18" style:family="text">
      <style:text-properties fo:font-weight="normal" style:font-weight-asian="normal" style:font-weight-complex="normal"/>
    </style:style>
    <style:style style:name="T19" style:family="text">
      <style:text-properties officeooo:rsid="00481631"/>
    </style:style>
    <style:style style:name="T20" style:family="text">
      <style:text-properties officeooo:rsid="00463491"/>
    </style:style>
    <style:style style:name="T21" style:family="text">
      <style:text-properties officeooo:rsid="00282333"/>
    </style:style>
    <style:style style:name="T22" style:family="text">
      <style:text-properties officeooo:rsid="00184ccb"/>
    </style:style>
    <style:style style:name="T23" style:family="text">
      <style:text-properties officeooo:rsid="000de675"/>
    </style:style>
    <style:style style:name="T24" style:family="text">
      <style:text-properties officeooo:rsid="00112e16"/>
    </style:style>
    <style:style style:name="T25" style:family="text">
      <style:text-properties officeooo:rsid="0012f4bd"/>
    </style:style>
    <style:style style:name="T26" style:family="text">
      <style:text-properties officeooo:rsid="00493075"/>
    </style:style>
    <style:style style:name="T27" style:family="text">
      <style:text-properties officeooo:rsid="0073f64b"/>
    </style:style>
    <style:style style:name="T28" style:family="text">
      <style:text-properties officeooo:rsid="0082520b"/>
    </style:style>
    <style:style style:name="T29" style:family="text">
      <style:text-properties officeooo:rsid="0083fdb7"/>
    </style:style>
    <style:style style:name="T30" style:family="text">
      <style:text-properties officeooo:rsid="00874cfe"/>
    </style:style>
    <style:style style:name="T31" style:family="text">
      <style:text-properties officeooo:rsid="008d1672"/>
    </style:style>
    <style:style style:name="T32" style:family="text">
      <style:text-properties officeooo:rsid="00922e6d"/>
    </style:style>
    <style:style style:name="T33" style:family="text">
      <style:text-properties fo:font-size="12pt" style:font-size-asian="12pt" style:font-name-complex="FreeSans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765682930480" text:id="ct94765682930480">
          <text:insertion>
            <office:change-info>
              <dc:creator>Unknown Author</dc:creator>
              <dc:date>2017-04-19T13:45:00</dc:date>
            </office:change-info>
          </text:insertion>
        </text:changed-region>
        <text:changed-region xml:id="ct94765682930960" text:id="ct94765682930960">
          <text:deletion>
            <office:change-info>
              <dc:creator>Unknown Author</dc:creator>
              <dc:date>2017-04-19T13:45:00</dc:date>
            </office:change-info>
            <text:p text:style-name="P1"><text:span text:style-name="T1">2</text:span></text:p>
          </text:deletion>
        </text:changed-region>
        <text:changed-region xml:id="ct94765683034528" text:id="ct94765683034528">
          <text:insertion>
            <office:change-info>
              <dc:creator>Unknown Author</dc:creator>
              <dc:date>2017-04-19T13:45:00</dc:date>
            </office:change-info>
          </text:insertion>
        </text:changed-region>
        <text:changed-region xml:id="ct94765682926064" text:id="ct94765682926064">
          <text:deletion>
            <office:change-info>
              <dc:creator>Unknown Author</dc:creator>
              <dc:date>2017-04-19T13:45:00</dc:date>
            </office:change-info>
            <text:p text:style-name="P2"><text:span text:style-name="T2">3</text:span></text:p>
          </text:deletion>
        </text:changed-region>
        <text:changed-region xml:id="ct94765683917920" text:id="ct94765683917920">
          <text:insertion>
            <office:change-info>
              <dc:creator>Unknown Author</dc:creator>
              <dc:date>2017-04-19T13:37:00</dc:date>
            </office:change-info>
          </text:insertion>
        </text:changed-region>
        <text:changed-region xml:id="ct94765683919856" text:id="ct94765683919856">
          <text:insertion>
            <office:change-info>
              <dc:creator>Unknown Author</dc:creator>
              <dc:date>2017-04-19T13:37:00</dc:date>
            </office:change-info>
          </text:insertion>
        </text:changed-region>
        <text:changed-region xml:id="ct94765683881376" text:id="ct94765683881376">
          <text:insertion>
            <office:change-info>
              <dc:creator>Unknown Author</dc:creator>
              <dc:date>2017-04-19T13:40:00</dc:date>
            </office:change-info>
          </text:insertion>
        </text:changed-region>
        <text:changed-region xml:id="ct94765684007216" text:id="ct94765684007216">
          <text:insertion>
            <office:change-info>
              <dc:creator>Unknown Author</dc:creator>
              <dc:date>2017-04-19T13:40:00</dc:date>
            </office:change-info>
          </text:insertion>
        </text:changed-region>
        <text:changed-region xml:id="ct94765683358464" text:id="ct94765683358464">
          <text:insertion>
            <office:change-info>
              <dc:creator>Unknown Author</dc:creator>
              <dc:date>2017-04-19T13:40:00</dc:date>
            </office:change-info>
          </text:insertion>
        </text:changed-region>
        <text:changed-region xml:id="ct94765684010544" text:id="ct94765684010544">
          <text:insertion>
            <office:change-info>
              <dc:creator>Unknown Author</dc:creator>
              <dc:date>2017-04-19T13:40:00</dc:date>
            </office:change-info>
          </text:insertion>
        </text:changed-region>
        <text:changed-region xml:id="ct94765684053648" text:id="ct94765684053648">
          <text:insertion>
            <office:change-info>
              <dc:creator>Unknown Author</dc:creator>
              <dc:date>2017-04-19T13:40:00</dc:date>
            </office:change-info>
          </text:insertion>
        </text:changed-region>
        <text:changed-region xml:id="ct94765684055584" text:id="ct94765684055584">
          <text:insertion>
            <office:change-info>
              <dc:creator>Unknown Author</dc:creator>
              <dc:date>2017-04-19T13:41:00</dc:date>
            </office:change-info>
          </text:insertion>
        </text:changed-region>
        <text:changed-region xml:id="ct94765684057440" text:id="ct94765684057440">
          <text:insertion>
            <office:change-info>
              <dc:creator>Unknown Author</dc:creator>
              <dc:date>2017-04-19T13:41:00</dc:date>
            </office:change-info>
          </text:insertion>
        </text:changed-region>
        <text:changed-region xml:id="ct94765683362928" text:id="ct94765683362928">
          <text:insertion>
            <office:change-info>
              <dc:creator>Unknown Author</dc:creator>
              <dc:date>2017-04-19T13:41:00</dc:date>
            </office:change-info>
          </text:insertion>
        </text:changed-region>
        <text:changed-region xml:id="ct94765684078944" text:id="ct94765684078944">
          <text:insertion>
            <office:change-info>
              <dc:creator>Unknown Author</dc:creator>
              <dc:date>2017-04-19T13:42:00</dc:date>
            </office:change-info>
          </text:insertion>
        </text:changed-region>
        <text:changed-region xml:id="ct94765684080448" text:id="ct94765684080448">
          <text:deletion>
            <office:change-info>
              <dc:creator>Unknown Author</dc:creator>
              <dc:date>2017-04-19T13:42:00</dc:date>
            </office:change-info>
            <text:p text:style-name="P3"><text:span text:style-name="T3">.</text:span></text:p>
          </text:deletion>
        </text:changed-region>
        <text:changed-region xml:id="ct94765684092464" text:id="ct94765684092464">
          <text:insertion>
            <office:change-info>
              <dc:creator>Unknown Author</dc:creator>
              <dc:date>2017-04-19T13:42:00</dc:date>
            </office:change-info>
          </text:insertion>
        </text:changed-region>
        <text:changed-region xml:id="ct94765684070176" text:id="ct94765684070176">
          <text:insertion>
            <office:change-info>
              <dc:creator>Unknown Author</dc:creator>
              <dc:date>2017-04-19T13:42:00</dc:date>
            </office:change-info>
          </text:insertion>
        </text:changed-region>
        <text:changed-region xml:id="ct94765684095648" text:id="ct94765684095648">
          <text:insertion>
            <office:change-info>
              <dc:creator>Unknown Author</dc:creator>
              <dc:date>2017-04-19T13:43:00</dc:date>
            </office:change-info>
          </text:insertion>
        </text:changed-region>
        <text:changed-region xml:id="ct94765684022176" text:id="ct94765684022176">
          <text:insertion>
            <office:change-info>
              <dc:creator>Unknown Author</dc:creator>
              <dc:date>2017-04-19T13:43:00</dc:date>
            </office:change-info>
          </text:insertion>
        </text:changed-region>
        <text:changed-region xml:id="ct94765683367872" text:id="ct94765683367872">
          <text:insertion>
            <office:change-info>
              <dc:creator>Unknown Author</dc:creator>
              <dc:date>2017-04-19T13:43:00</dc:date>
            </office:change-info>
          </text:insertion>
        </text:changed-region>
        <text:changed-region xml:id="ct94765684115264" text:id="ct94765684115264">
          <text:insertion>
            <office:change-info>
              <dc:creator>Unknown Author</dc:creator>
              <dc:date>2017-04-19T13:44:00</dc:date>
            </office:change-info>
          </text:insertion>
        </text:changed-region>
        <text:changed-region xml:id="ct94765684121424" text:id="ct94765684121424">
          <text:insertion>
            <office:change-info>
              <dc:creator>Unknown Author</dc:creator>
              <dc:date>2017-04-19T13:44:00</dc:date>
            </office:change-info>
          </text:insertion>
        </text:changed-region>
        <text:changed-region xml:id="ct94765682935136" text:id="ct94765682935136">
          <text:insertion>
            <office:change-info>
              <dc:creator>Unknown Author</dc:creator>
              <dc:date>2017-04-19T13:44:00</dc:date>
            </office:change-info>
          </text:insertion>
        </text:changed-region>
        <text:changed-region xml:id="ct94765683326592" text:id="ct94765683326592">
          <text:insertion>
            <office:change-info>
              <dc:creator>Unknown Author</dc:creator>
              <dc:date>2017-04-19T13: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WIMBORNE MODEL TOWN</text:p>
      <text:p text:style-name="P9">DEVELOPMENT</text:p>
      <text:p text:style-name="P8"><text:span text:style-name="T17">RIVER SYSTEM </text:span>REQUIREMENTS</text:p>
      <text:p text:style-name="P1">Issue <text:span text:style-name="T1">0.</text:span><text:change-start text:change-id="ct94765682930480"/><text:span text:style-name="T1">3</text:span><text:change-end text:change-id="ct94765682930480"/><text:change text:change-id="ct94765682930960"/></text:p>
      <text:p text:style-name="P2"><text:span text:style-name="T2">1</text:span><text:change-start text:change-id="ct94765683034528"/><text:span text:style-name="T2">9</text:span><text:change-end text:change-id="ct94765683034528"/><text:change text:change-id="ct94765682926064"/><text:span text:style-name="T11">th</text:span><text:span text:style-name="T2"> April</text:span> 2016</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Text_20_body"/>
      <text:p text:style-name="P86"/>
      <text:p text:style-name="P86"/>
      <text:p text:style-name="P86">This work is licensed under the Creative Commons Attribution-NonCommercial-ShareAlike 4.0 International License. To view a copy of this license, visit http://creativecommons.org/licenses/by-nc-sa/4.0/.</text:p>
      <text:p text:style-name="P7"/>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121_2006520353" text:style-name="Index_20_Link" text:visited-style-name="Index_20_Link"><text:s/>1 INTRODUCTION<text:tab/>3</text:a></text:p>
          <text:p text:style-name="P109"><text:a xlink:type="simple" xlink:href="#__RefHeading___Toc2543_437433743" text:style-name="Index_20_Link" text:visited-style-name="Index_20_Link"><text:s/>1.1 BACKGROUND TO THE REQUIREMENTS<text:tab/>3</text:a></text:p>
          <text:p text:style-name="P110"><text:a xlink:type="simple" xlink:href="#__RefHeading___Toc2545_437433743" text:style-name="Index_20_Link" text:visited-style-name="Index_20_Link"><text:s/>1.1.1 How Things Were<text:tab/>3</text:a></text:p>
          <text:p text:style-name="P109"><text:a xlink:type="simple" xlink:href="#__RefHeading___Toc8687_2015128553" text:style-name="Index_20_Link" text:visited-style-name="Index_20_Link"><text:s/>1.2 Related Documents<text:tab/>4</text:a></text:p>
          <text:p text:style-name="P111"><text:a xlink:type="simple" xlink:href="#__RefHeading___Toc2547_437433743" text:style-name="Index_20_Link" text:visited-style-name="Index_20_Link"><text:s/>2 TOP-LEVEL REQUIREMENTS<text:tab/>5</text:a></text:p>
          <text:p text:style-name="P109"><text:a xlink:type="simple" xlink:href="#__RefHeading___Toc2549_437433743" text:style-name="Index_20_Link" text:visited-style-name="Index_20_Link"><text:s/>2.1 Primary<text:tab/>5</text:a></text:p>
          <text:p text:style-name="P109"><text:a xlink:type="simple" xlink:href="#__RefHeading___Toc2551_437433743" text:style-name="Index_20_Link" text:visited-style-name="Index_20_Link"><text:s/>2.2 Secondary<text:tab/>6</text:a></text:p>
          <text:p text:style-name="P111"><text:a xlink:type="simple" xlink:href="#__RefHeading___Toc123_2006520353" text:style-name="Index_20_Link" text:visited-style-name="Index_20_Link"><text:s/>3 DERIVED REQUIREMENTS<text:tab/>6</text:a></text:p>
          <text:p text:style-name="P109"><text:a xlink:type="simple" xlink:href="#__RefHeading___Toc2553_437433743" text:style-name="Index_20_Link" text:visited-style-name="Index_20_Link"><text:s/>3.1 Functional<text:tab/>6</text:a></text:p>
          <text:p text:style-name="P109"><text:a xlink:type="simple" xlink:href="#__RefHeading___Toc127_2006520353" text:style-name="Index_20_Link" text:visited-style-name="Index_20_Link"><text:s/>3.2 Operational<text:tab/>7</text:a></text:p>
          <text:p text:style-name="P109"><text:a xlink:type="simple" xlink:href="#__RefHeading___Toc2320_1640600253" text:style-name="Index_20_Link" text:visited-style-name="Index_20_Link"><text:s/>3.3 Environmental<text:tab/>8</text:a></text:p>
          <text:p text:style-name="P109"><text:a xlink:type="simple" xlink:href="#__RefHeading___Toc129_2006520353" text:style-name="Index_20_Link" text:visited-style-name="Index_20_Link"><text:s/>3.4 Reliability<text:tab/>8</text:a></text:p>
          <text:p text:style-name="P109"><text:a xlink:type="simple" xlink:href="#__RefHeading___Toc131_2006520353" text:style-name="Index_20_Link" text:visited-style-name="Index_20_Link"><text:s/>3.5 Maintainability<text:tab/>9</text:a></text:p>
          <text:p text:style-name="P109"><text:a xlink:type="simple" xlink:href="#__RefHeading___Toc133_2006520353" text:style-name="Index_20_Link" text:visited-style-name="Index_20_Link"><text:s/>3.6 Safety<text:tab/>9</text:a></text:p>
          <text:p text:style-name="P109"><text:a xlink:type="simple" xlink:href="#__RefHeading___Toc135_2006520353" text:style-name="Index_20_Link" text:visited-style-name="Index_20_Link"><text:s/>3.7 Documentation<text:tab/>10</text:a></text:p>
          <text:p text:style-name="P109"><text:a xlink:type="simple" xlink:href="#__RefHeading___Toc459_2006520353" text:style-name="Index_20_Link" text:visited-style-name="Index_20_Link"><text:s/>3.8 Miscellaneous<text:tab/>10</text:a></text:p>
          <text:p text:style-name="P111"><text:a xlink:type="simple" xlink:href="#__RefHeading___Toc567_2006520353" text:style-name="Index_20_Link" text:visited-style-name="Index_20_Link"><text:s/>4 ASSUMPTIONS<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2">Table 1: Related Documents<text:tab/>4</text:p>
          <text:p text:style-name="P112">Table 2: Operational Requirements<text:tab/>7</text:p>
          <text:p text:style-name="P112">Table 3: Environmental Requirements<text:tab/>8</text:p>
          <text:p text:style-name="P112">Table 4: Reliability Requirements<text:tab/>8</text:p>
          <text:p text:style-name="P112">Table 5: Maintainability Requirements<text:tab/>9</text:p>
          <text:p text:style-name="P112">Table 6: Safety Requirements<text:tab/>9</text:p>
          <text:p text:style-name="P112">Table 7: Documentation Requirements<text:tab/>10</text:p>
          <text:p text:style-name="P112">Table 8: Miscellaneous Requirements<text:tab/>10</text:p>
        </text:index-body>
      </text:table-index>
      <text:p text:style-name="Standard"/>
      <text:h text:style-name="P136" text:outline-level="1"><text:bookmark-start text:name="__RefHeading___Toc121_2006520353"/>INTRODUCTION<text:bookmark-end text:name="__RefHeading___Toc121_2006520353"/></text:h>
      <text:p text:style-name="P80">This document details the requirements for a <text:span text:style-name="T12">number of enhancements to the</text:span> Wimborne Model Town <text:span text:style-name="T27">River feature</text:span>.</text:p>
      <text:h text:style-name="Heading_20_2" text:outline-level="2"><text:bookmark-start text:name="__RefHeading___Toc2543_437433743"/>BACKGROUND TO THE REQUIREMENTS<text:bookmark-end text:name="__RefHeading___Toc2543_437433743"/></text:h>
      <text:p text:style-name="Text_20_body">WMT <text:span text:style-name="T27">ha</text:span>s embark<text:span text:style-name="T27">ed</text:span> on an ambitious multi-phase programme to reduce the <text:span text:style-name="T27">dependence</text:span> of the Model Town and Gardens on mains water. Previously mains water was exclusively used to supply the model river system and for plant irrigation.</text:p>
      <text:p text:style-name="Text_20_body">The programme is intended to have environmental benefits through its approach to sustainable water use and <text:span text:style-name="T27">also to </text:span>provide an educational platform, on a number of levels, to inform our visitors on topics like: the eco-system created; the technology utilised; the sustainability benefits; cost savings; and so forth.</text:p>
      <text:p text:style-name="Text_20_body">It has been decided to undertake the programme in phases so as to cause minimal disruption to WMT as a visitor attraction and to align the affordability of our overall goal to the budgetary constraints of the charitable trust that runs it</text:p>
      <text:h text:style-name="Heading_20_3" text:outline-level="3"><text:bookmark-start text:name="__RefHeading___Toc2545_437433743"/>How Things Were<text:bookmark-end text:name="__RefHeading___Toc2545_437433743"/></text:h>
      <text:p text:style-name="Text_20_body">Mains water was used exclusively to fill the river system as the start of each season and to top it up when its water level dropped below that necessary to maintain a minimum water flow.</text:p>
      <text:p text:style-name="Text_20_body">The river system itself suffered from a number of problems:</text:p>
      <text:list xml:id="list4811114523839511021" text:style-name="WWNum2">
        <text:list-item>
          <text:p text:style-name="P116">Water flow was low.</text:p>
        </text:list-item>
        <text:list-item>
          <text:p text:style-name="P116">There was no water filtration</text:p>
        </text:list-item>
        <text:list-item>
          <text:p text:style-name="P116">There was excessive algae growth</text:p>
        </text:list-item>
        <text:list-item>
          <text:p text:style-name="P116">Water quality was poor</text:p>
        </text:list-item>
        <text:list-item>
          <text:p text:style-name="P116">Water was lost due to numerous leaks</text:p>
        </text:list-item>
        <text:list-item>
          <text:p text:style-name="P116">Maintaining correct water levels needed excessive manual intervention</text:p>
        </text:list-item>
        <text:list-item>
          <text:p text:style-name="P116">Any excess water, from rainfall, was lost when the rivers capacity was exceeded.</text:p>
        </text:list-item>
      </text:list>
      <text:p text:style-name="Text_20_body">While some attempt was made to harvest some rainwater from building roofs, which was fed into the river system in an uncontrolled way, any rainwater beyond the rivers capacity to hold it was lost as overflow into soak-aways.</text:p>
      <text:p text:style-name="Text_20_body">A water butt was utilised in the plant potting area, but for general irrigation there was no alternative but to use hoses connected to mains water. The number and location of mains water taps was also an issue for the gardeners.</text:p>
      <text:h text:style-name="P123" text:outline-level="2"><text:bookmark-start text:name="__RefHeading___Toc8687_2015128553"/><text:soft-page-break/>Related Documents<text:bookmark-end text:name="__RefHeading___Toc8687_2015128553"/></text:h>
      <text:p text:style-name="P87">The following documents have been used as the source materials for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61">No</text:p>
          </table:table-cell>
          <table:table-cell table:style-name="Table9.A1" office:value-type="string">
            <text:p text:style-name="P67">Requirement</text:p>
          </table:table-cell>
          <table:table-cell table:style-name="Table9.C1" office:value-type="string">
            <text:p text:style-name="P68">Iss<text:span text:style-name="T9">ue</text:span> / <text:span text:style-name="T9">Date</text:span></text:p>
          </table:table-cell>
        </table:table-row>
        <table:table-row>
          <table:table-cell table:style-name="Table9.A2" office:value-type="string">
            <text:p text:style-name="P72">1</text:p>
          </table:table-cell>
          <table:table-cell table:style-name="Table9.A2" office:value-type="string">
            <text:p text:style-name="Table_20_Text">Water Sustainability at WMT - <text:span text:style-name="T18">(reducing dependance on Mains Water)</text:span></text:p>
          </table:table-cell>
          <table:table-cell table:style-name="Table9.C2" office:value-type="string">
            <text:p text:style-name="P74">6<text:span text:style-name="T10">th</text:span> April 2017</text:p>
          </table:table-cell>
        </table:table-row>
        <table:table-row>
          <table:table-cell table:style-name="Table9.A2" office:value-type="string">
            <text:p text:style-name="P72">2</text:p>
          </table:table-cell>
          <table:table-cell table:style-name="Table9.A2" office:value-type="string">
            <text:p text:style-name="P73">WMT River System (System Diagram)</text:p>
          </table:table-cell>
          <table:table-cell table:style-name="Table9.C2" office:value-type="string">
            <text:p text:style-name="P74">1.0</text:p>
          </table:table-cell>
        </table:table-row>
        <table:table-row>
          <table:table-cell table:style-name="Table9.A2" office:value-type="string">
            <text:p text:style-name="P74">3</text:p>
          </table:table-cell>
          <table:table-cell table:style-name="Table9.A2" office:value-type="string">
            <text:p text:style-name="P73">WMT River System (Visitor Information)</text:p>
          </table:table-cell>
          <table:table-cell table:style-name="Table9.C2" office:value-type="string">
            <text:p text:style-name="P74">1.0</text:p>
          </table:table-cell>
        </table:table-row>
        <table:table-row>
          <table:table-cell table:style-name="Table9.A2" office:value-type="string">
            <text:p text:style-name="P74">4</text:p>
          </table:table-cell>
          <table:table-cell table:style-name="Table9.A2" office:value-type="string">
            <text:p text:style-name="P73">River Layout</text:p>
          </table:table-cell>
          <table:table-cell table:style-name="Table9.C2" office:value-type="string">
            <text:p text:style-name="P69">1.1</text:p>
          </table:table-cell>
        </table:table-row>
        <table:table-row>
          <table:table-cell table:style-name="Table9.A2" office:value-type="string">
            <text:p text:style-name="P70">5</text:p>
          </table:table-cell>
          <table:table-cell table:style-name="Table9.A2" office:value-type="string">
            <text:p text:style-name="P71">River Capacity</text:p>
          </table:table-cell>
          <table:table-cell table:style-name="Table9.C2" office:value-type="string">
            <text:p text:style-name="P70">1.0</text:p>
          </table:table-cell>
        </table:table-row>
        <table:table-row>
          <table:table-cell table:style-name="Table9.A2" office:value-type="string">
            <text:p text:style-name="P75">6</text:p>
          </table:table-cell>
          <table:table-cell table:style-name="Table9.A2" office:value-type="string">
            <text:p text:style-name="P76">Wimborne Model Town Development – River System: Phase Requirements</text:p>
          </table:table-cell>
          <table:table-cell table:style-name="Table9.C2" office:value-type="string">
            <text:p text:style-name="P75">0.2</text:p>
          </table:table-cell>
        </table:table-row>
      </table:table>
      <text:p text:style-name="P87"/>
      <text:h text:style-name="P135" text:outline-level="1"/>
      <text:h text:style-name="P137" text:outline-level="1"><text:bookmark-start text:name="__RefHeading___Toc2547_437433743"/>TOP-LEVEL REQUIREMENTS<text:bookmark-end text:name="__RefHeading___Toc2547_437433743"/></text:h>
      <text:p text:style-name="P78">The following Top-level requirements have been identified.</text:p>
      <text:h text:style-name="Heading_20_2" text:outline-level="2"><text:bookmark-start text:name="__RefHeading___Toc2549_437433743"/>Primary<text:bookmark-end text:name="__RefHeading___Toc2549_437433743"/></text:h>
      <text:list xml:id="list1441790365609666926" text:style-name="L1">
        <text:list-item>
          <text:p text:style-name="P118">Maintain a water flow in the river system at all times; sufficient to ensure water clarity and inhibit algae growth. </text:p>
        </text:list-item>
      </text:list>
      <text:p text:style-name="P91">Note 1:<text:tab/>The link between slow moving / stagnant water and algae growth has been made in literature but it is conjecture that it is the cause of WMT’s river system’s problem.</text:p>
      <text:list xml:id="list154752681277910" text:continue-numbering="true" text:style-name="L1">
        <text:list-item>
          <text:p text:style-name="P117">Reduce the dependence of the river system on mains water.</text:p>
        </text:list-item>
        <text:list-item>
          <text:p text:style-name="P117">Enhance WMT as a visitor attraction.</text:p>
        </text:list-item>
        <text:list-item>
          <text:p text:style-name="P119">Enhance the educational value of the WMT.</text:p>
        </text:list-item>
      </text:list>
      <text:h text:style-name="P124" text:outline-level="2"/>
      <text:h text:style-name="P129" text:outline-level="2"><text:bookmark-start text:name="__RefHeading___Toc2551_437433743"/>Secondary<text:bookmark-end text:name="__RefHeading___Toc2551_437433743"/></text:h>
      <text:list xml:id="list704127158709222118" text:style-name="L2">
        <text:list-item>
          <text:p text:style-name="P121">Provide a source of harvested rain water that can be used to irrigate the gardens.</text:p>
        </text:list-item>
      </text:list>
      <text:p text:style-name="Note"><text:span text:style-name="T27">Note 2:<text:tab/></text:span>In the past irrigation was by spraying with hosepipes, it is now planned to also introduce soaker hoses into some of the planting areas.</text:p>
      <text:list xml:id="list154753004463927" text:continue-numbering="true" text:style-name="L2">
        <text:list-item>
          <text:p text:style-name="P120">Expand rain water harvesting, storage and irrigation feeds to suit needs of river / gardens.</text:p>
        </text:list-item>
        <text:list-item>
          <text:p text:style-name="P120">Stored water “balancing” between storage sites.</text:p>
        </text:list-item>
      </text:list>
      <text:h text:style-name="Heading_20_1" text:outline-level="1"><text:bookmark-start text:name="__RefHeading___Toc123_2006520353"/><text:span text:style-name="T27">DERIVED</text:span> REQUIREMENTS<text:bookmark-end text:name="__RefHeading___Toc123_2006520353"/></text:h>
      <text:p text:style-name="P77">The following requirements have been derived from the Top-Level requirements. <text:s/>These are split into the proposed phased approach to the wor<text:span text:style-name="T9">k. <text:s/>The following Notes apply:</text:span></text:p>
      <text:p text:style-name="P90">Notes:<text:tab/></text:p>
      <text:p text:style-name="P89">1.<text:tab/>Requirement<text:span text:style-name="T32">s</text:span> <text:s/>have been derived from various source documents detailed in Section 1.2 above.</text:p>
      <text:p text:style-name="P89">1a.<text:tab/>Reference Numbers in bold are taken from the Top-Level Requirements in Section 2 above <text:span text:style-name="T32">and </text:span>have been included in the column headed ‘Source’.</text:p>
      <text:p text:style-name="P90">1b.<text:tab/>Other Reference Numbers are taken from Related Document 1 in Section 1.2.</text:p>
      <text:p text:style-name="P90">2.<text:tab/>Some of the Requirements have already been fulfilled under previous agreements and these are marked ‘Completed’ in the Tables below. <text:s/>They are included so that this document may provide a full picture of the Project.</text:p>
      <text:h text:style-name="P125" text:outline-level="2"><text:bookmark-start text:name="__RefHeading___Toc2553_437433743"/>Functional<text:bookmark-end text:name="__RefHeading___Toc2553_437433743"/></text:h>
      <text:p text:style-name="P79"><text:span text:style-name="T31">T</text:span>he functionality required of each element of the system during each Phase <text:span text:style-name="T31">is detailed in Related Document 6 (see Section 1.2. <text:s/>This document provides the requirement, </text:span><text:s/>it's priority, its type and its status. <text:s/>Top-level Requirements are highlighted, so that the origin of the Derived Requirements may be identified.</text:p>
      <text:p text:style-name="P88">The Phases have been identified as:</text:p>
      <text:p text:style-name="P108">Phase 1 – Cleaning, Clearing and Flow Improvement</text:p>
      <text:p text:style-name="P108">Phase 2 – Improve Water Clarity and the WMT as a Visitor Attraction</text:p>
      <text:p text:style-name="P108">Phase 3 – Reduce the Dependence of the River System on Mains Water</text:p>
      <text:p text:style-name="P108">Phase 4 – Automate the System</text:p>
      <text:p text:style-name="P108">Phase 5 – Expand Rainwater Storage and Irrigation</text:p>
      <text:p text:style-name="P108">Phase 6 – Stored Water Balancing Between Storage Sites</text:p>
      <text:h text:style-name="P134" text:outline-level="2"><text:bookmark-start text:name="__RefHeading___Toc127_2006520353"/>Operational<text:bookmark-end text:name="__RefHeading___Toc127_2006520353"/></text:h>
      <text:p text:style-name="P81"><text:span text:style-name="T13">The Table below details the operational capabilities required of the system, it's priority and type</text:span>.</text:p>
      <text:p text:style-name="Table_20_Heading">Table <text:sequence text:ref-name="refTable1" text:name="Table" text:formula="ooow:Table+1" style:num-format="1">2</text:sequence>: Operational Requirements</text:p>
      <text:p text:style-name="Table_20_Head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0">No</text:p>
          </table:table-cell>
          <table:table-cell table:style-name="Table5.A1" office:value-type="string">
            <text:p text:style-name="P66">Requirement</text:p>
          </table:table-cell>
          <table:table-cell table:style-name="Table5.A1" office:value-type="string">
            <text:p text:style-name="P60">Priority</text:p>
          </table:table-cell>
          <table:table-cell table:style-name="Table5.D1" office:value-type="string">
            <text:p text:style-name="P66">Type</text:p>
          </table:table-cell>
        </table:table-row>
        <table:table-row>
          <table:table-cell table:style-name="Table5.A2" office:value-type="string">
            <text:p text:style-name="P96"><text:span text:style-name="T3">2</text:span>.1</text:p>
          </table:table-cell>
          <table:table-cell table:style-name="Table5.A2" office:value-type="string">
            <text:p text:style-name="P11">The system shall <text:span text:style-name="T3">be designed so that the Town staff can start the pumping and filtration system by turning on the <text:s/>power</text:span>.</text:p>
          </table:table-cell>
          <table:table-cell table:style-name="Table5.A2" office:value-type="string">
            <text:p text:style-name="P17">1</text:p>
          </table:table-cell>
          <table:table-cell table:style-name="Table5.D2" office:value-type="string">
            <text:p text:style-name="P19">Essential</text:p>
          </table:table-cell>
        </table:table-row>
        <table:table-row>
          <table:table-cell table:style-name="Table5.A2" office:value-type="string">
            <text:p text:style-name="P96"><text:span text:style-name="T3">2</text:span>.<text:span text:style-name="T3">2</text:span></text:p>
          </table:table-cell>
          <table:table-cell table:style-name="Table5.A2" office:value-type="string">
            <text:p text:style-name="P12">The system shall <text:span text:style-name="T3">be designed so that the Town staff can stop the pumping and filtration system by turning off the power</text:span>.</text:p>
          </table:table-cell>
          <table:table-cell table:style-name="Table5.A2" office:value-type="string">
            <text:p text:style-name="P34">1</text:p>
          </table:table-cell>
          <table:table-cell table:style-name="Table5.D2" office:value-type="string">
            <text:p text:style-name="P37">Essential</text:p>
          </table:table-cell>
        </table:table-row>
        <table:table-row>
          <table:table-cell table:style-name="Table5.A2" office:value-type="string">
            <text:p text:style-name="P92">2.3</text:p>
          </table:table-cell>
          <table:table-cell table:style-name="Table5.A2" office:value-type="string">
            <text:p text:style-name="P20">Manual control of the <text:span text:style-name="T3">pumping and filtration system </text:span>shall be provided.</text:p>
          </table:table-cell>
          <table:table-cell table:style-name="Table5.A2" office:value-type="string">
            <text:p text:style-name="P21">1</text:p>
          </table:table-cell>
          <table:table-cell table:style-name="Table5.D2" office:value-type="string">
            <text:p text:style-name="P20">Essential</text:p>
          </table:table-cell>
        </table:table-row>
        <table:table-row>
          <table:table-cell table:style-name="Table5.A2" office:value-type="string">
            <text:p text:style-name="P92">2.4</text:p>
          </table:table-cell>
          <table:table-cell table:style-name="Table5.A2" office:value-type="string">
            <text:p text:style-name="P20">Automatic control of the various functions shall be transparent to the Town staff, except when manual override is necessary.</text:p>
          </table:table-cell>
          <table:table-cell table:style-name="Table5.A2" office:value-type="string">
            <text:p text:style-name="P21">1</text:p>
          </table:table-cell>
          <table:table-cell table:style-name="Table5.D2" office:value-type="string">
            <text:p text:style-name="P20">Essential</text:p>
          </table:table-cell>
        </table:table-row>
        <table:table-row>
          <table:table-cell table:style-name="Table5.A2" office:value-type="string">
            <text:p text:style-name="P92">2.4.1</text:p>
          </table:table-cell>
          <table:table-cell table:style-name="Table5.A2" office:value-type="string">
            <text:p text:style-name="P20">Manual control of the automated functions shall be available to the Town staff via a standard computer in the WMT Office</text:p>
          </table:table-cell>
          <table:table-cell table:style-name="Table5.A2" office:value-type="string">
            <text:p text:style-name="P21">2</text:p>
          </table:table-cell>
          <table:table-cell table:style-name="Table5.D2" office:value-type="string">
            <text:p text:style-name="P20">Desirable</text:p>
          </table:table-cell>
        </table:table-row>
        <table:table-row>
          <table:table-cell table:style-name="Table5.A2" office:value-type="string">
            <text:p text:style-name="P92">2.5</text:p>
          </table:table-cell>
          <table:table-cell table:style-name="Table5.A2" office:value-type="string">
            <text:p text:style-name="P20">The educational display detailed in Requirement No 3.1.4.4 shall be provided in a form that allows the Visitors to monitor the following functions:</text:p>
          </table:table-cell>
          <table:table-cell table:style-name="Table5.A2" office:value-type="string">
            <text:p text:style-name="P21">2</text:p>
          </table:table-cell>
          <table:table-cell table:style-name="Table5.D2" office:value-type="string">
            <text:p text:style-name="P20">Desirable</text:p>
          </table:table-cell>
        </table:table-row>
        <table:table-row>
          <table:table-cell table:style-name="Table5.A2" office:value-type="string">
            <text:p text:style-name="P92">2.5.1</text:p>
          </table:table-cell>
          <table:table-cell table:style-name="Table5.A2" office:value-type="string">
            <text:p text:style-name="P20">Water flow through supply pipe.</text:p>
          </table:table-cell>
          <table:table-cell table:style-name="Table5.A2" office:value-type="string">
            <text:p text:style-name="P21">2</text:p>
          </table:table-cell>
          <table:table-cell table:style-name="Table5.D2" office:value-type="string">
            <text:p text:style-name="P20">Desirable</text:p>
          </table:table-cell>
        </table:table-row>
        <table:table-row>
          <table:table-cell table:style-name="Table5.A2" office:value-type="string">
            <text:p text:style-name="P92">2.5.2</text:p>
          </table:table-cell>
          <table:table-cell table:style-name="Table5.A2" office:value-type="string">
            <text:p text:style-name="P20">Water flow in the river.</text:p>
          </table:table-cell>
          <table:table-cell table:style-name="Table5.A2" office:value-type="string">
            <text:p text:style-name="P21">2</text:p>
          </table:table-cell>
          <table:table-cell table:style-name="Table5.D2" office:value-type="string">
            <text:p text:style-name="P20">Desirable</text:p>
          </table:table-cell>
        </table:table-row>
        <table:table-row>
          <table:table-cell table:style-name="Table5.A2" office:value-type="string">
            <text:p text:style-name="P92">2.5.2</text:p>
          </table:table-cell>
          <table:table-cell table:style-name="Table5.A2" office:value-type="string">
            <text:p text:style-name="P20">Height of water in the sump.</text:p>
          </table:table-cell>
          <table:table-cell table:style-name="Table5.A2" office:value-type="string">
            <text:p text:style-name="P47"><text:change-start text:change-id="ct94765683917920"/>2<text:change-end text:change-id="ct94765683917920"/></text:p>
          </table:table-cell>
          <table:table-cell table:style-name="Table5.D2" office:value-type="string">
            <text:p text:style-name="P49"><text:change-start text:change-id="ct94765683919856"/>Desirable<text:change-end text:change-id="ct94765683919856"/></text:p>
          </table:table-cell>
        </table:table-row>
        <table:table-row>
          <table:table-cell table:style-name="Table5.A2" office:value-type="string">
            <text:p text:style-name="P100"/>
          </table:table-cell>
          <table:table-cell table:style-name="Table5.A2" office:value-type="string">
            <text:p text:style-name="P48"/>
          </table:table-cell>
          <table:table-cell table:style-name="Table5.A2" office:value-type="string">
            <text:p text:style-name="P47"/>
          </table:table-cell>
          <table:table-cell table:style-name="Table5.D2" office:value-type="string">
            <text:p text:style-name="P48"/>
          </table:table-cell>
        </table:table-row>
        <table:table-row>
          <table:table-cell table:style-name="Table5.A2" office:value-type="string">
            <text:p text:style-name="P93"/>
          </table:table-cell>
          <table:table-cell table:style-name="Table5.A2" office:value-type="string">
            <text:p text:style-name="P23"/>
          </table:table-cell>
          <table:table-cell table:style-name="Table5.A2" office:value-type="string">
            <text:p text:style-name="P22"/>
          </table:table-cell>
          <table:table-cell table:style-name="Table5.D2" office:value-type="string">
            <text:p text:style-name="P23"/>
          </table:table-cell>
        </table:table-row>
      </table:table>
      <text:p text:style-name="P105"/>
      <text:h text:style-name="P126" text:outline-level="2"/>
      <text:h text:style-name="P130" text:outline-level="2"><text:bookmark-start text:name="__RefHeading___Toc2320_1640600253"/>Environmental<text:bookmark-end text:name="__RefHeading___Toc2320_1640600253"/></text:h>
      <text:p text:style-name="P84"><text:span text:style-name="T13">The Table below details the environmental requirements of the system, their priority and type</text:span>.</text:p>
      <text:p text:style-name="P107">Table <text:sequence text:ref-name="refTable2" text:name="Table" text:formula="ooow:Table+1" style:num-format="1">3</text:sequence>: <text:span text:style-name="T19">Environmental</text:span> Requirements</text:p>
      <text:p text:style-name="P10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9">No</text:p>
          </table:table-cell>
          <table:table-cell table:style-name="Table3.A1" office:value-type="string">
            <text:p text:style-name="P65">Requirement</text:p>
          </table:table-cell>
          <table:table-cell table:style-name="Table3.A1" office:value-type="string">
            <text:p text:style-name="P59">Priority</text:p>
          </table:table-cell>
          <table:table-cell table:style-name="Table3.D1" office:value-type="string">
            <text:p text:style-name="P65">Type</text:p>
          </table:table-cell>
        </table:table-row>
        <table:table-row>
          <table:table-cell table:style-name="Table3.A2" office:value-type="string">
            <text:p text:style-name="P97">3.1</text:p>
          </table:table-cell>
          <table:table-cell table:style-name="Table3.A2" office:value-type="string">
            <text:p text:style-name="P40"><text:span text:style-name="T30">T</text:span>he system <text:span text:style-name="T30">must not</text:span> pollute the river water or any other part of the <text:span text:style-name="T30">environment.</text:span></text:p>
          </table:table-cell>
          <table:table-cell table:style-name="Table3.A2" office:value-type="string">
            <text:p text:style-name="P41">1</text:p>
          </table:table-cell>
          <table:table-cell table:style-name="Table3.D2" office:value-type="string">
            <text:p text:style-name="P42">Essential</text:p>
          </table:table-cell>
        </table:table-row>
        <table:table-row>
          <table:table-cell table:style-name="Table3.A2" office:value-type="string">
            <text:p text:style-name="P94"><text:span text:style-name="T19">3</text:span>.<text:span text:style-name="T28">2</text:span></text:p>
          </table:table-cell>
          <table:table-cell table:style-name="Table3.A2" office:value-type="string">
            <text:p text:style-name="P13"><text:span text:style-name="T14">All electronic components of the </text:span>system <text:span text:style-name="T14">that are installed as part of Phase 4</text:span> shall <text:span text:style-name="T3">be protected from the ingress of moisture</text:span>.</text:p>
          </table:table-cell>
          <table:table-cell table:style-name="Table3.A2" office:value-type="string">
            <text:p text:style-name="P16">1</text:p>
          </table:table-cell>
          <table:table-cell table:style-name="Table3.D2" office:value-type="string">
            <text:p text:style-name="P13">Essential</text:p>
          </table:table-cell>
        </table:table-row>
        <table:table-row>
          <table:table-cell table:style-name="Table3.A2" office:value-type="string">
            <text:p text:style-name="P94"><text:span text:style-name="T19">3</text:span>.<text:span text:style-name="T28">3</text:span></text:p>
          </table:table-cell>
          <table:table-cell table:style-name="Table3.A2" office:value-type="string">
            <text:p text:style-name="P13"><text:span text:style-name="T14">All electronic components</text:span> shall <text:span text:style-name="T3">be adequately cooled</text:span>.</text:p>
          </table:table-cell>
          <table:table-cell table:style-name="Table3.A2" office:value-type="string">
            <text:p text:style-name="P33">1</text:p>
          </table:table-cell>
          <table:table-cell table:style-name="Table3.D2" office:value-type="string">
            <text:p text:style-name="P36">Essential</text:p>
          </table:table-cell>
        </table:table-row>
      </table:table>
      <text:p text:style-name="Standard"/>
      <text:h text:style-name="P127" text:outline-level="2"><text:bookmark-start text:name="__RefHeading___Toc129_2006520353"/>Reliability<text:bookmark-end text:name="__RefHeading___Toc129_2006520353"/></text:h>
      <text:p text:style-name="P81"><text:span text:style-name="T13">The Table below details the reliability required of the system, it's priority and type</text:span>.</text:p>
      <text:p text:style-name="Table_20_Heading">Table <text:sequence text:ref-name="refTable3" text:name="Table" text:formula="ooow:Table+1" style:num-format="1">4</text:sequence>: Reliability Requirements</text:p>
      <text:p text:style-name="Table_20_Heading"/>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6">No</text:p>
            </table:table-cell>
            <table:table-cell table:style-name="Table2.A1" office:value-type="string">
              <text:p text:style-name="P62">Requirement</text:p>
            </table:table-cell>
            <table:table-cell table:style-name="Table2.A1" office:value-type="string">
              <text:p text:style-name="P56">Priority</text:p>
            </table:table-cell>
            <table:table-cell table:style-name="Table2.D1" office:value-type="string">
              <text:p text:style-name="P62">Type</text:p>
            </table:table-cell>
          </table:table-row>
        </table:table-header-rows>
        <table:table-row>
          <table:table-cell table:style-name="Table2.A2" office:value-type="string">
            <text:p text:style-name="Req_20_No"><text:span text:style-name="T19">4</text:span>.1</text:p>
          </table:table-cell>
          <table:table-cell table:style-name="Table2.A2" office:value-type="string">
            <text:p text:style-name="P3">The system shall <text:span text:style-name="T3">be designed to be fail-safe in the event of a power supply failure</text:span>.</text:p>
          </table:table-cell>
          <table:table-cell table:style-name="Table2.A2" office:value-type="string">
            <text:p text:style-name="P14">1</text:p>
          </table:table-cell>
          <table:table-cell table:style-name="Table2.D2" office:value-type="string">
            <text:p text:style-name="P3">Essential</text:p>
          </table:table-cell>
        </table:table-row>
        <table:table-row>
          <table:table-cell table:style-name="Table2.A2" office:value-type="string">
            <text:p text:style-name="Req_20_No"><text:span text:style-name="T19">4</text:span>.2</text:p>
          </table:table-cell>
          <table:table-cell table:style-name="Table2.A2" office:value-type="string">
            <text:p text:style-name="P24">Components shall be <text:span text:style-name="T22">de</text:span>-rated where possible, especially circuits carrying powers <text:span text:style-name="T25">in excess of 1 W</text:span>.</text:p>
          </table:table-cell>
          <table:table-cell table:style-name="Table2.A2" office:value-type="string">
            <text:p text:style-name="P31">1</text:p>
          </table:table-cell>
          <table:table-cell table:style-name="Table2.D2" office:value-type="string">
            <text:p text:style-name="P30">Essential</text:p>
          </table:table-cell>
        </table:table-row>
        <table:table-row>
          <table:table-cell table:style-name="Table2.A2" office:value-type="string">
            <text:p text:style-name="P101"><text:change-start text:change-id="ct94765683881376"/>4.3<text:change-end text:change-id="ct94765683881376"/></text:p>
          </table:table-cell>
          <table:table-cell table:style-name="Table2.A2" office:value-type="string">
            <text:p text:style-name="P50"><text:change-start text:change-id="ct94765684007216"/>The system will use redundancy where possible to protect against hardware failures.<text:change-end text:change-id="ct94765684007216"/></text:p>
          </table:table-cell>
          <table:table-cell table:style-name="Table2.A2" office:value-type="string">
            <text:p text:style-name="P51"><text:change-start text:change-id="ct94765683358464"/>2<text:change-end text:change-id="ct94765683358464"/></text:p>
          </table:table-cell>
          <table:table-cell table:style-name="Table2.D2" office:value-type="string">
            <text:p text:style-name="P50"><text:change-start text:change-id="ct94765684010544"/>Desirable<text:change-end text:change-id="ct94765684010544"/></text:p>
          </table:table-cell>
        </table:table-row>
      </table:table>
      <text:p text:style-name="Standard"/>
      <text:h text:style-name="P132" text:outline-level="2"/>
      <text:h text:style-name="P131" text:outline-level="2"><text:bookmark-start text:name="__RefHeading___Toc131_2006520353"/>Maintainability<text:bookmark-end text:name="__RefHeading___Toc131_2006520353"/></text:h>
      <text:p text:style-name="P81"><text:span text:style-name="T13">The Table below details the maintainability required of the system, it's priority and type</text:span>.</text:p>
      <text:p text:style-name="Table_20_Heading">Table <text:sequence text:ref-name="refTable4" text:name="Table" text:formula="ooow:Table+1" style:num-format="1">5</text:sequence>: Maintainability Requirements</text:p>
      <text:p text:style-name="Table_20_Head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6">No</text:p>
          </table:table-cell>
          <table:table-cell table:style-name="Table4.A1" office:value-type="string">
            <text:p text:style-name="P62">Requirement</text:p>
          </table:table-cell>
          <table:table-cell table:style-name="Table4.A1" office:value-type="string">
            <text:p text:style-name="P56">Priority</text:p>
          </table:table-cell>
          <table:table-cell table:style-name="Table4.D1" office:value-type="string">
            <text:p text:style-name="P62">Type</text:p>
          </table:table-cell>
        </table:table-row>
        <table:table-row>
          <table:table-cell table:style-name="Table4.A2" office:value-type="string">
            <text:p text:style-name="Req_20_No"><text:span text:style-name="T20">5</text:span>.1</text:p>
          </table:table-cell>
          <table:table-cell table:style-name="Table4.A2" office:value-type="string">
            <text:p text:style-name="P3">The system shall <text:span text:style-name="T3">be designed to be maintainable by suitably qualified Town staff, using only the documentation provided by the developers</text:span>.</text:p>
          </table:table-cell>
          <table:table-cell table:style-name="Table4.A2" office:value-type="string">
            <text:p text:style-name="P14">1</text:p>
          </table:table-cell>
          <table:table-cell table:style-name="Table4.D2" office:value-type="string">
            <text:p text:style-name="P3">Essential</text:p>
          </table:table-cell>
        </table:table-row>
        <table:table-row>
          <table:table-cell table:style-name="Table4.A2" office:value-type="string">
            <text:p text:style-name="Req_20_No"><text:span text:style-name="T20">5</text:span>.2</text:p>
          </table:table-cell>
          <table:table-cell table:style-name="Table4.A2" office:value-type="string">
            <text:p text:style-name="P24">Spares shall be provided for any components that are liable to end-of-life o<text:span text:style-name="T21">r</text:span> frequent failure.</text:p>
          </table:table-cell>
          <table:table-cell table:style-name="Table4.A2" office:value-type="string">
            <text:p text:style-name="P31">1</text:p>
          </table:table-cell>
          <table:table-cell table:style-name="Table4.D2" office:value-type="string">
            <text:p text:style-name="P30">Essential</text:p>
          </table:table-cell>
        </table:table-row>
        <table:table-row>
          <table:table-cell table:style-name="Table4.A2" office:value-type="string">
            <text:p text:style-name="Req_20_No"><text:span text:style-name="T20">5</text:span>.<text:span text:style-name="T24">3</text:span></text:p>
          </table:table-cell>
          <table:table-cell table:style-name="Table4.A2" office:value-type="string">
            <text:p text:style-name="P24">Backups of any software developed shall be made available for future maintainers.</text:p>
          </table:table-cell>
          <table:table-cell table:style-name="Table4.A2" office:value-type="string">
            <text:p text:style-name="P31">1</text:p>
          </table:table-cell>
          <table:table-cell table:style-name="Table4.D2" office:value-type="string">
            <text:p text:style-name="P30">Essential</text:p>
          </table:table-cell>
        </table:table-row>
        <table:table-row>
          <table:table-cell table:style-name="Table4.A2" office:value-type="string">
            <text:p text:style-name="P101"><text:change-start text:change-id="ct94765684053648"/>5.4<text:change-end text:change-id="ct94765684053648"/></text:p>
          </table:table-cell>
          <table:table-cell table:style-name="Table4.A2" office:value-type="string">
            <text:p text:style-name="P50"><text:change-start text:change-id="ct94765684055584"/>As far as possible, the system will keep its system software up to date automatically in the light of security issues.<text:change-end text:change-id="ct94765684055584"/></text:p>
          </table:table-cell>
          <table:table-cell table:style-name="Table4.A2" office:value-type="string">
            <text:p text:style-name="P51"><text:change-start text:change-id="ct94765684057440"/>1<text:change-end text:change-id="ct94765684057440"/></text:p>
          </table:table-cell>
          <table:table-cell table:style-name="Table4.D2" office:value-type="string">
            <text:p text:style-name="P50"><text:change-start text:change-id="ct94765683362928"/>Essential<text:change-end text:change-id="ct94765683362928"/></text:p>
          </table:table-cell>
        </table:table-row>
      </table:table>
      <text:p text:style-name="Standard"/>
      <text:h text:style-name="P128" text:outline-level="2"><text:bookmark-start text:name="__RefHeading___Toc133_2006520353"/>Safety<text:bookmark-end text:name="__RefHeading___Toc133_2006520353"/></text:h>
      <text:p text:style-name="P81"><text:span text:style-name="T13">The Table below details the safety requirements of the system, it's priority and type</text:span>.</text:p>
      <text:p text:style-name="Table_20_Heading">Table <text:sequence text:ref-name="refTable5" text:name="Table" text:formula="ooow:Table+1" style:num-format="1">6</text:sequence>: Safety Requirements</text:p>
      <text:p text:style-name="Table_20_Heading"/>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6">No</text:p>
          </table:table-cell>
          <table:table-cell table:style-name="Table6.A1" office:value-type="string">
            <text:p text:style-name="P62">Requirement</text:p>
          </table:table-cell>
          <table:table-cell table:style-name="Table6.A1" office:value-type="string">
            <text:p text:style-name="P56">Priority</text:p>
          </table:table-cell>
          <table:table-cell table:style-name="Table6.D1" office:value-type="string">
            <text:p text:style-name="P62">Type</text:p>
          </table:table-cell>
        </table:table-row>
        <table:table-row>
          <table:table-cell table:style-name="Table6.A2" office:value-type="string">
            <text:p text:style-name="Req_20_No"><text:span text:style-name="T20">6</text:span>.<text:span text:style-name="T23">1</text:span></text:p>
          </table:table-cell>
          <table:table-cell table:style-name="Table6.A2" office:value-type="string">
            <text:p text:style-name="P3">The system <text:span text:style-name="T29">must</text:span> <text:span text:style-name="T3">be designed such that</text:span><text:change-start text:change-id="ct94765684078944"/><text:span text:style-name="T3"> </text:span><text:change-end text:change-id="ct94765684078944"/><text:span text:style-name="T3">elements of the system that use mains or high voltage supplies are fully protected to avoid the danger of electrical shock.</text:span><text:change text:change-id="ct94765684080448"/></text:p>
          </table:table-cell>
          <table:table-cell table:style-name="Table6.A2" office:value-type="string">
            <text:p text:style-name="P14">1</text:p>
          </table:table-cell>
          <table:table-cell table:style-name="Table6.D2" office:value-type="string">
            <text:p text:style-name="P3">Essential</text:p>
          </table:table-cell>
        </table:table-row>
        <table:table-row>
          <table:table-cell table:style-name="Table6.A2" office:value-type="string">
            <text:p text:style-name="Req_20_No"><text:span text:style-name="T20">6</text:span>.2</text:p>
          </table:table-cell>
          <table:table-cell table:style-name="Table6.A2" office:value-type="string">
            <text:p text:style-name="P24"><text:span text:style-name="T25">Power s</text:span>upplies derived from mains <text:span text:style-name="T29">must</text:span> be fully enclosed in a protective case.</text:p>
          </table:table-cell>
          <table:table-cell table:style-name="Table6.A2" office:value-type="string">
            <text:p text:style-name="P31">1</text:p>
          </table:table-cell>
          <table:table-cell table:style-name="Table6.D2" office:value-type="string">
            <text:p text:style-name="P30">Essential</text:p>
          </table:table-cell>
        </table:table-row>
        <table:table-row>
          <table:table-cell table:style-name="Table6.A2" office:value-type="string">
            <text:p text:style-name="P98">6.3</text:p>
          </table:table-cell>
          <table:table-cell table:style-name="Table6.A2" office:value-type="string">
            <text:p text:style-name="P43">Any heavy objects, such as the water butts, must be adequately secured to prevent inadvertent injury.</text:p>
          </table:table-cell>
          <table:table-cell table:style-name="Table6.A2" office:value-type="string">
            <text:p text:style-name="P44">1</text:p>
          </table:table-cell>
          <table:table-cell table:style-name="Table6.D2" office:value-type="string">
            <text:p text:style-name="P43">Essential</text:p>
          </table:table-cell>
        </table:table-row>
        <table:table-row>
          <table:table-cell table:style-name="Table6.A2" office:value-type="string">
            <text:p text:style-name="P102"><text:change-start text:change-id="ct94765684092464"/>6.4<text:change-end text:change-id="ct94765684092464"/></text:p>
          </table:table-cell>
          <table:table-cell table:style-name="Table6.A2" office:value-type="string">
            <text:p text:style-name="P52"><text:change-start text:change-id="ct94765684070176"/>If the sump runs out of water, <text:change-end text:change-id="ct94765684070176"/><text:change-start text:change-id="ct94765684095648"/>the system must <text:span text:style-name="T33">immediately</text:span> take action to avoid damage to the main pump.<text:change-end text:change-id="ct94765684095648"/></text:p>
          </table:table-cell>
          <table:table-cell table:style-name="Table6.A2" office:value-type="string">
            <text:p text:style-name="P53"><text:change-start text:change-id="ct94765684022176"/>1<text:change-end text:change-id="ct94765684022176"/></text:p>
          </table:table-cell>
          <table:table-cell table:style-name="Table6.D2" office:value-type="string">
            <text:p text:style-name="P52"><text:change-start text:change-id="ct94765683367872"/>Essential<text:change-end text:change-id="ct94765683367872"/></text:p>
          </table:table-cell>
        </table:table-row>
      </table:table>
      <text:h text:style-name="P124" text:outline-level="2"/>
      <text:h text:style-name="P129" text:outline-level="2"><text:bookmark-start text:name="__RefHeading___Toc135_2006520353"/>Documentation<text:bookmark-end text:name="__RefHeading___Toc135_2006520353"/></text:h>
      <text:p text:style-name="P82"><text:span text:style-name="T13">The Table below details the documentation requirements of the system, it's priority and type</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7">No</text:p>
          </table:table-cell>
          <table:table-cell table:style-name="Table7.A1" office:value-type="string">
            <text:p text:style-name="P63">Requirement</text:p>
          </table:table-cell>
          <table:table-cell table:style-name="Table7.A1" office:value-type="string">
            <text:p text:style-name="P57">Priority</text:p>
          </table:table-cell>
          <table:table-cell table:style-name="Table7.D1" office:value-type="string">
            <text:p text:style-name="P63">Type</text:p>
          </table:table-cell>
        </table:table-row>
        <table:table-row>
          <table:table-cell table:style-name="Table7.A2" office:value-type="string">
            <text:p text:style-name="Req_20_No"><text:span text:style-name="T20">7</text:span>.<text:span text:style-name="T23">1</text:span></text:p>
          </table:table-cell>
          <table:table-cell table:style-name="Table7.A2" office:value-type="string">
            <text:p text:style-name="P38">A comprehensive design specification shall be produced.</text:p>
          </table:table-cell>
          <table:table-cell table:style-name="Table7.A2" office:value-type="string">
            <text:p text:style-name="P15">1</text:p>
          </table:table-cell>
          <table:table-cell table:style-name="Table7.D2" office:value-type="string">
            <text:p text:style-name="P18">Essential</text:p>
          </table:table-cell>
        </table:table-row>
        <table:table-row>
          <table:table-cell table:style-name="Table7.A2" office:value-type="string">
            <text:p text:style-name="Req_20_No"><text:span text:style-name="T20">7</text:span>.2</text:p>
          </table:table-cell>
          <table:table-cell table:style-name="Table7.A2" office:value-type="string">
            <text:p text:style-name="P25"><text:span text:style-name="T24">The design specification shall include full descriptions of all functionality, parts lists and circuit diagrams</text:span>.</text:p>
          </table:table-cell>
          <table:table-cell table:style-name="Table7.A2" office:value-type="string">
            <text:p text:style-name="P32">1</text:p>
          </table:table-cell>
          <table:table-cell table:style-name="Table7.D2" office:value-type="string">
            <text:p text:style-name="P35">Essential</text:p>
          </table:table-cell>
        </table:table-row>
        <table:table-row>
          <table:table-cell table:style-name="Table7.A2" office:value-type="string">
            <text:p text:style-name="Req_20_No"><text:span text:style-name="T20">7</text:span>.<text:span text:style-name="T16">3</text:span></text:p>
          </table:table-cell>
          <table:table-cell table:style-name="Table7.A2" office:value-type="string">
            <text:p text:style-name="P38">All software shall be fully documented with comments.</text:p>
          </table:table-cell>
          <table:table-cell table:style-name="Table7.A2" office:value-type="string">
            <text:p text:style-name="P32">1</text:p>
          </table:table-cell>
          <table:table-cell table:style-name="Table7.D2" office:value-type="string">
            <text:p text:style-name="P35">Essential</text:p>
          </table:table-cell>
        </table:table-row>
        <table:table-row>
          <table:table-cell table:style-name="Table7.A2" office:value-type="string">
            <text:p text:style-name="Req_20_No"><text:span text:style-name="T20">7</text:span>.<text:span text:style-name="T16">4</text:span></text:p>
          </table:table-cell>
          <table:table-cell table:style-name="Table7.A2" office:value-type="string">
            <text:p text:style-name="P38">An Installation Specification shall be provided that details how to deploy the software <text:span text:style-name="T26">and hardware</text:span>.</text:p>
          </table:table-cell>
          <table:table-cell table:style-name="Table7.A2" office:value-type="string">
            <text:p text:style-name="P32">1</text:p>
          </table:table-cell>
          <table:table-cell table:style-name="Table7.D2" office:value-type="string">
            <text:p text:style-name="P35">Essential</text:p>
          </table:table-cell>
        </table:table-row>
        <table:table-row>
          <table:table-cell table:style-name="Table7.A2" office:value-type="string">
            <text:p text:style-name="P103"><text:change-start text:change-id="ct94765684115264"/>7.4.1<text:change-end text:change-id="ct94765684115264"/></text:p>
          </table:table-cell>
          <table:table-cell table:style-name="Table7.A2" office:value-type="string">
            <text:p text:style-name="P54"><text:change-start text:change-id="ct94765684121424"/>A set of installation scripts will be provided where possible to automate large parts of the software setup process.<text:change-end text:change-id="ct94765684121424"/></text:p>
          </table:table-cell>
          <table:table-cell table:style-name="Table7.A2" office:value-type="string">
            <text:p text:style-name="P55"><text:change-start text:change-id="ct94765682935136"/>2<text:change-end text:change-id="ct94765682935136"/></text:p>
          </table:table-cell>
          <table:table-cell table:style-name="Table7.D2" office:value-type="string">
            <text:p text:style-name="P54"><text:change-start text:change-id="ct94765683326592"/>Desirable<text:change-end text:change-id="ct94765683326592"/></text:p>
          </table:table-cell>
        </table:table-row>
        <table:table-row>
          <table:table-cell table:style-name="Table7.A2" office:value-type="string">
            <text:p text:style-name="P95">7.5</text:p>
          </table:table-cell>
          <table:table-cell table:style-name="Table7.A2" office:value-type="string">
            <text:p text:style-name="P39">A User Manual <text:span text:style-name="T24">shall be provided that details how to </text:span>use and maintain<text:span text:style-name="T24"> the software and hardware.</text:span> </text:p>
          </table:table-cell>
          <table:table-cell table:style-name="Table7.A2" office:value-type="string">
            <text:p text:style-name="P32">1</text:p>
          </table:table-cell>
          <table:table-cell table:style-name="Table7.D2" office:value-type="string">
            <text:p text:style-name="P35">Essential</text:p>
          </table:table-cell>
        </table:table-row>
      </table:table>
      <text:p text:style-name="P104"/>
      <text:h text:style-name="P133" text:outline-level="2"><text:bookmark-start text:name="__RefHeading___Toc459_2006520353"/>Miscellaneous<text:bookmark-end text:name="__RefHeading___Toc459_2006520353"/></text:h>
      <text:p text:style-name="P83"><text:span text:style-name="T13">The Table below details the miscellaneous requirements of the system, it's priority and type</text:span>.</text:p>
      <text:p text:style-name="Table_20_Heading">Table <text:sequence text:ref-name="refTable7" text:name="Table" text:formula="ooow:Table+1" style:num-format="1">8</text:sequence>: Miscellaneous Requirements</text:p>
      <text:p text:style-name="Table_20_Head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8">No</text:p>
          </table:table-cell>
          <table:table-cell table:style-name="Table8.A1" office:value-type="string">
            <text:p text:style-name="P64">Requirement</text:p>
          </table:table-cell>
          <table:table-cell table:style-name="Table8.A1" office:value-type="string">
            <text:p text:style-name="P58">Priority</text:p>
          </table:table-cell>
          <table:table-cell table:style-name="Table8.D1" office:value-type="string">
            <text:p text:style-name="P64">Type</text:p>
          </table:table-cell>
        </table:table-row>
        <table:table-row>
          <table:table-cell table:style-name="Table8.A2" office:value-type="string">
            <text:p text:style-name="Req_20_No"><text:span text:style-name="T20">8</text:span>.<text:span text:style-name="T23">1</text:span></text:p>
          </table:table-cell>
          <table:table-cell table:style-name="Table8.A2" office:value-type="string">
            <text:p text:style-name="P26">Where possible and without compromising the other requirements in this document, elements of the <text:span text:style-name="T29">existing system </text:span>shall be re-used.</text:p>
          </table:table-cell>
          <table:table-cell table:style-name="Table8.A2" office:value-type="string">
            <text:p text:style-name="P27">2</text:p>
          </table:table-cell>
          <table:table-cell table:style-name="Table8.D2" office:value-type="string">
            <text:p text:style-name="P26">Goal</text:p>
          </table:table-cell>
        </table:table-row>
        <table:table-row>
          <table:table-cell table:style-name="Table8.A2" office:value-type="string">
            <text:p text:style-name="Req_20_No"><text:span text:style-name="T20">8</text:span>.2.</text:p>
          </table:table-cell>
          <table:table-cell table:style-name="Table8.A2" office:value-type="string">
            <text:p text:style-name="P28"><text:span text:style-name="T29">T</text:span>he <text:span text:style-name="T15">project team shall estimate the cost of each phase of the project, so that a budget may be agreed</text:span>.</text:p>
          </table:table-cell>
          <table:table-cell table:style-name="Table8.A2" office:value-type="string">
            <text:p text:style-name="P29">2</text:p>
          </table:table-cell>
          <table:table-cell table:style-name="Table8.D2" office:value-type="string">
            <text:p text:style-name="P28">Goal</text:p>
          </table:table-cell>
        </table:table-row>
        <table:table-row>
          <table:table-cell table:style-name="Table8.A2" office:value-type="string">
            <text:p text:style-name="P99">8.3</text:p>
          </table:table-cell>
          <table:table-cell table:style-name="Table8.A2" office:value-type="string">
            <text:p text:style-name="P45">The project shall be developed in an agile manner so that the order of development may be varied to suit budgetary constraints and opportunities.</text:p>
          </table:table-cell>
          <table:table-cell table:style-name="Table8.A2" office:value-type="string">
            <text:p text:style-name="P46">2</text:p>
          </table:table-cell>
          <table:table-cell table:style-name="Table8.D2" office:value-type="string">
            <text:p text:style-name="P45">Goal</text:p>
          </table:table-cell>
        </table:table-row>
      </table:table>
      <text:p text:style-name="P106"/>
      <text:h text:style-name="P139" text:outline-level="1"/>
      <text:h text:style-name="P138" text:outline-level="1"><text:bookmark-start text:name="__RefHeading___Toc567_2006520353"/>ASSUMPTIONS<text:bookmark-end text:name="__RefHeading___Toc567_2006520353"/></text:h>
      <text:p text:style-name="P85">The following assumptions are made.</text:p>
      <text:list xml:id="list5670750070312425787" text:style-name="L3">
        <text:list-item>
          <text:p text:style-name="P122">Developers will have the pre-requisite knowledge to design and implement the hardware and software required to realise this project <text:span text:style-name="T25">and subsequently enhance it</text:span>.</text:p>
        </text:list-item>
        <text:list-item>
          <text:p text:style-name="P122">Maintainers will have <text:s/>the pre-requisite knowledge, supported by the supplied documentation, to maintain the system.</text:p>
        </text:list-item>
        <text:list-item>
          <text:p text:style-name="P122"><text:span text:style-name="T29">WMT staff</text:span> will have <text:s/>the pre-requisite knowledge, supported by the supplied documentation, to <text:span text:style-name="T29">operate and monitor</text:span>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Requirements_Iss_0.2</text:file-name><text:tab/><text:tab/><text:span text:style-name="MT1"><text:page-number text:select-page="current">11</text:page-number></text:span><text:span text:style-name="MT1"> </text:span><text:span text:style-name="MT2">of </text:span><text:span text:style-name="MT2"><text:page-count>1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19T13:47:03.016412319</dc:date>
    <meta:editing-duration>PT9H18M11S</meta:editing-duration>
    <meta:editing-cycles>82</meta:editing-cycles>
    <meta:generator>LibreOffice/5.2.2.2$Linux_X86_64 LibreOffice_project/20m0$Build-2</meta:generator>
    <meta:print-date>2016-08-03T11:06:01.268289292</meta:print-date>
    <meta:document-statistic meta:table-count="8" meta:image-count="1" meta:object-count="0" meta:page-count="11" meta:paragraph-count="287" meta:word-count="1768" meta:character-count="10831" meta:non-whitespace-character-count="9312"/>
  </office:meta>
</office:document-meta>
</file>